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8in" fo:margin-right="0.8in" fo:margin-top="0.0791in" fo:margin-bottom="0.0791in" style:contextual-spacing="false" fo:line-height="115%" fo:text-indent="0in" style:auto-text-indent="false" style:page-number="auto" fo:background-color="transparent"/>
      <style:text-properties fo:font-size="24pt" officeooo:paragraph-rsid="000d4366" style:font-name-asian="Noto Sans CJK JP" style:font-size-asian="24pt" style:language-asian="ja" style:country-asian="JP" style:font-size-complex="24pt"/>
    </style:style>
    <style:style style:name="P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paragraph-rsid="000d4366" style:font-name-asian="Noto Sans CJK JP" style:font-size-asian="24pt" style:language-asian="ja" style:country-asian="JP" style:font-size-complex="24pt"/>
    </style:style>
    <style:style style:name="P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00ca" officeooo:paragraph-rsid="019800ca" style:font-name-asian="Noto Sans CJK JP" style:font-size-asian="24pt" style:language-asian="ja" style:country-asian="JP" style:font-size-complex="24pt"/>
    </style:style>
    <style:style style:name="P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bce8" officeooo:paragraph-rsid="0198bce8" style:font-name-asian="Noto Sans CJK JP" style:font-size-asian="24pt" style:language-asian="ja" style:country-asian="JP" style:font-size-complex="24pt"/>
    </style:style>
    <style:style style:name="P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bb93a" officeooo:paragraph-rsid="019bb93a" style:font-name-asian="Noto Sans CJK JP" style:font-size-asian="24pt" style:language-asian="ja" style:country-asian="JP" style:font-size-complex="24pt"/>
    </style:style>
    <style:style style:name="P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dd1b5" officeooo:paragraph-rsid="019dd1b5" style:font-name-asian="Noto Sans CJK JP" style:font-size-asian="24pt" style:language-asian="ja" style:country-asian="JP" style:font-size-complex="24pt"/>
    </style:style>
    <style:style style:name="P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77167" officeooo:paragraph-rsid="01a77167" style:font-name-asian="Noto Sans CJK JP" style:font-size-asian="24pt" style:language-asian="ja" style:country-asian="JP" style:font-size-complex="24pt"/>
    </style:style>
    <style:style style:name="P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a8b325" style:font-name-asian="Noto Sans CJK JP" style:font-size-asian="24pt" style:language-asian="ja" style:country-asian="JP" style:font-size-complex="24pt"/>
    </style:style>
    <style:style style:name="P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officeooo:paragraph-rsid="01a8b325"/>
    </style:style>
    <style:style style:name="P1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5bdc8" style:font-name-asian="Noto Sans CJK JP" style:font-size-asian="24pt" style:language-asian="ja" style:country-asian="JP" style:font-size-complex="24pt"/>
    </style:style>
    <style:style style:name="P1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7a62f" style:font-name-asian="Noto Sans CJK JP" style:font-size-asian="24pt" style:language-asian="ja" style:country-asian="JP" style:font-size-complex="24pt"/>
    </style:style>
    <style:style style:name="P1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9254e" officeooo:paragraph-rsid="01b9254e" style:font-name-asian="Noto Sans CJK JP" style:font-size-asian="24pt" style:language-asian="ja" style:country-asian="JP" style:font-size-complex="24pt"/>
    </style:style>
    <style:style style:name="P1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cb266" officeooo:paragraph-rsid="01bcb266" style:font-name-asian="Noto Sans CJK JP" style:font-size-asian="24pt" style:language-asian="ja" style:country-asian="JP" style:font-size-complex="24pt"/>
    </style:style>
    <style:style style:name="P14"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5"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13f6" officeooo:paragraph-rsid="01cf13f6" style:font-name-asian="Noto Sans CJK JP" style:font-size-asian="24pt" style:language-asian="ja" style:country-asian="JP" style:font-size-complex="24pt"/>
    </style:style>
    <style:style style:name="P16"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d9eb" officeooo:paragraph-rsid="01cfd9eb" style:font-name-asian="Noto Sans CJK JP" style:font-size-asian="24pt" style:language-asian="ja" style:country-asian="JP" style:font-size-complex="24pt"/>
    </style:style>
    <style:style style:name="P1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d4df19" officeooo:paragraph-rsid="01d4df19" style:font-name-asian="Noto Sans CJK JP" style:font-size-asian="24pt" style:language-asian="ja" style:country-asian="JP" style:font-size-complex="24pt"/>
    </style:style>
    <style:style style:name="P1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4df19" officeooo:paragraph-rsid="01d4df19" style:font-name-asian="Noto Sans CJK JP" style:font-size-asian="24pt" style:language-asian="ja" style:country-asian="JP" style:font-size-complex="24pt"/>
    </style:style>
    <style:style style:name="P2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a8b325" officeooo:paragraph-rsid="01a8b325" style:font-name-asian="Noto Sans CJK JP" style:font-size-asian="24pt" style:language-asian="ja" style:country-asian="JP" style:font-size-complex="24pt"/>
    </style:style>
    <style:style style:name="P2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8ddad" officeooo:paragraph-rsid="01d8ddad" style:font-name-asian="Noto Sans CJK JP" style:font-size-asian="24pt" style:language-asian="ja" style:country-asian="JP" style:font-size-complex="24pt"/>
    </style:style>
    <style:style style:name="P2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9d46c" officeooo:paragraph-rsid="01d9d46c" style:font-name-asian="Noto Sans CJK JP" style:font-size-asian="24pt" style:language-asian="ja" style:country-asian="JP" style:font-size-complex="24pt"/>
    </style:style>
    <style:style style:name="P2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bcfe8" officeooo:paragraph-rsid="01dbcfe8" style:font-name-asian="Noto Sans CJK JP" style:font-size-asian="24pt" style:language-asian="ja" style:country-asian="JP" style:font-size-complex="24pt"/>
    </style:style>
    <style:style style:name="P2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d1d52" officeooo:paragraph-rsid="01dd1d52" style:font-name-asian="Noto Sans CJK JP" style:font-size-asian="24pt" style:language-asian="ja" style:country-asian="JP" style:font-size-complex="24pt"/>
    </style:style>
    <style:style style:name="P2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f3351" officeooo:paragraph-rsid="01df3351" style:font-name-asian="Noto Sans CJK JP" style:font-size-asian="24pt" style:language-asian="ja" style:country-asian="JP" style:font-size-complex="24pt"/>
    </style:style>
    <style:style style:name="P2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paragraph-rsid="01e1b9ad" style:font-name-asian="Noto Sans CJK JP" style:font-size-asian="24pt" style:font-size-complex="24pt"/>
    </style:style>
    <style:style style:name="P2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1b9ad" officeooo:paragraph-rsid="01e1b9ad" style:font-name-asian="Noto Sans CJK JP" style:font-size-asian="24pt" style:language-asian="ja" style:country-asian="JP" style:font-size-complex="24pt"/>
    </style:style>
    <style:style style:name="P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2eea" officeooo:paragraph-rsid="01ec2eea" style:font-name-asian="Noto Sans CJK JP" style:font-size-asian="24pt" style:language-asian="ja" style:country-asian="JP" style:font-size-complex="24pt"/>
    </style:style>
    <style:style style:name="P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576f" officeooo:paragraph-rsid="01ec576f" style:font-name-asian="Noto Sans CJK JP" style:font-size-asian="24pt" style:language-asian="ja" style:country-asian="JP" style:font-size-complex="24pt"/>
    </style:style>
    <style:style style:name="P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dd73b" officeooo:paragraph-rsid="01edd73b" style:font-name-asian="Noto Sans CJK JP" style:font-size-asian="24pt" style:language-asian="ja" style:country-asian="JP" style:font-size-complex="24pt"/>
    </style:style>
    <style:style style:name="P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f6ec0" officeooo:paragraph-rsid="01ef6ec0" style:font-name-asian="Noto Sans CJK JP" style:font-size-asian="24pt" style:language-asian="ja" style:country-asian="JP" style:font-size-complex="24pt"/>
    </style:style>
    <style:style style:name="P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10502" officeooo:paragraph-rsid="01f10502" style:font-name-asian="Noto Sans CJK JP" style:font-size-asian="24pt" style:language-asian="ja" style:country-asian="JP" style:font-size-complex="24pt"/>
    </style:style>
    <style:style style:name="P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5f569" officeooo:paragraph-rsid="01f5f569" style:font-name-asian="Noto Sans CJK JP" style:font-size-asian="24pt" style:language-asian="ja" style:country-asian="JP" style:font-size-complex="24pt"/>
    </style:style>
    <style:style style:name="P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7e374" officeooo:paragraph-rsid="01f7e374" style:font-name-asian="Noto Sans CJK JP" style:font-size-asian="24pt" style:language-asian="ja" style:country-asian="JP" style:font-size-complex="24pt"/>
    </style:style>
    <style:style style:name="P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b9022" officeooo:paragraph-rsid="01fb9022" style:font-name-asian="Noto Sans CJK JP" style:font-size-asian="24pt" style:language-asian="ja" style:country-asian="JP" style:font-size-complex="24pt"/>
    </style:style>
    <style:style style:name="P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ed759" officeooo:paragraph-rsid="01fed759" style:font-name-asian="Noto Sans CJK JP" style:font-size-asian="24pt" style:language-asian="ja" style:country-asian="JP" style:font-size-complex="24pt"/>
    </style:style>
    <style:style style:name="P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2dcb0" officeooo:paragraph-rsid="0202dcb0" style:font-name-asian="Noto Sans CJK JP" style:font-size-asian="24pt" style:language-asian="ja" style:country-asian="JP" style:font-size-complex="24pt"/>
    </style:style>
    <style:style style:name="P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ad7ba" officeooo:paragraph-rsid="020ad7ba" style:font-name-asian="Noto Sans CJK JP" style:font-size-asian="24pt" style:language-asian="ja" style:country-asian="JP" style:font-size-complex="24pt"/>
    </style:style>
    <style:style style:name="P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e8090" officeooo:paragraph-rsid="020e8090" style:font-name-asian="Noto Sans CJK JP" style:font-size-asian="24pt" style:language-asian="ja" style:country-asian="JP" style:font-size-complex="24pt"/>
    </style:style>
    <style:style style:name="P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0dbeb" officeooo:paragraph-rsid="0210dbeb" style:font-name-asian="Noto Sans CJK JP" style:font-size-asian="24pt" style:language-asian="ja" style:country-asian="JP" style:font-size-complex="24pt"/>
    </style:style>
    <style:style style:name="P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7317e" officeooo:paragraph-rsid="0217317e" style:font-name-asian="Noto Sans CJK JP" style:font-size-asian="24pt" style:language-asian="ja" style:country-asian="JP" style:font-size-complex="24pt"/>
    </style:style>
    <style:style style:name="P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a0c9b" officeooo:paragraph-rsid="021a0c9b" style:font-name-asian="Noto Sans CJK JP" style:font-size-asian="24pt" style:language-asian="ja" style:country-asian="JP" style:font-size-complex="24pt"/>
    </style:style>
    <style:style style:name="P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36640" officeooo:paragraph-rsid="02236640" style:font-name-asian="Noto Sans CJK JP" style:font-size-asian="24pt" style:language-asian="ja" style:country-asian="JP" style:font-size-complex="24pt"/>
    </style:style>
    <style:style style:name="P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85877" officeooo:paragraph-rsid="02285877" style:font-name-asian="Noto Sans CJK JP" style:font-size-asian="24pt" style:language-asian="ja" style:country-asian="JP" style:font-size-complex="24pt"/>
    </style:style>
    <style:style style:name="P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19b62" officeooo:paragraph-rsid="02319b62" style:font-name-asian="Noto Sans CJK JP" style:font-size-asian="24pt" style:language-asian="ja" style:country-asian="JP" style:font-size-complex="24pt"/>
    </style:style>
    <style:style style:name="P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9d8d" officeooo:paragraph-rsid="02379d8d" style:font-name-asian="Noto Sans CJK JP" style:font-size-asian="24pt" style:language-asian="ja" style:country-asian="JP" style:font-size-complex="24pt"/>
    </style:style>
    <style:style style:name="P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cbc3" officeooo:paragraph-rsid="0237cbc3" style:font-name-asian="Noto Sans CJK JP" style:font-size-asian="24pt" style:language-asian="ja" style:country-asian="JP" style:font-size-complex="24pt"/>
    </style:style>
    <style:style style:name="P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abe46" officeooo:paragraph-rsid="023abe46" style:font-name-asian="Noto Sans CJK JP" style:font-size-asian="24pt" style:language-asian="ja" style:country-asian="JP" style:font-size-complex="24pt"/>
    </style:style>
    <style:style style:name="P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4b811" officeooo:paragraph-rsid="0244b811" style:font-name-asian="Noto Sans CJK JP" style:font-size-asian="24pt" style:language-asian="ja" style:country-asian="JP" style:font-size-complex="24pt"/>
    </style:style>
    <style:style style:name="P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1bcc" officeooo:paragraph-rsid="02451bcc" style:font-name-asian="Noto Sans CJK JP" style:font-size-asian="24pt" style:language-asian="ja" style:country-asian="JP" style:font-size-complex="24pt"/>
    </style:style>
    <style:style style:name="P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78a9" officeooo:paragraph-rsid="024578a9" style:font-name-asian="Noto Sans CJK JP" style:font-size-asian="24pt" style:language-asian="ja" style:country-asian="JP" style:font-size-complex="24pt"/>
    </style:style>
    <style:style style:name="P5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8f1b6" officeooo:paragraph-rsid="0248f1b6" style:font-name-asian="Noto Sans CJK JP" style:font-size-asian="24pt" style:language-asian="ja" style:country-asian="JP" style:font-size-complex="24pt"/>
    </style:style>
    <style:style style:name="P5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0ad7ba" officeooo:paragraph-rsid="020ad7ba" style:font-name-asian="Noto Sans CJK JP" style:font-size-asian="28pt" style:language-asian="ja" style:country-asian="JP" style:font-size-complex="28pt"/>
    </style:style>
    <style:style style:name="P5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90b89" officeooo:paragraph-rsid="02490b89" style:font-name-asian="Noto Sans CJK JP" style:font-size-asian="24pt" style:language-asian="ja" style:country-asian="JP" style:font-size-complex="24pt"/>
    </style:style>
    <style:style style:name="P5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cbb53" officeooo:paragraph-rsid="024cbb53" style:font-name-asian="Noto Sans CJK JP" style:font-size-asian="24pt" style:language-asian="ja" style:country-asian="JP" style:font-size-complex="24pt"/>
    </style:style>
    <style:style style:name="P5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efebc" officeooo:paragraph-rsid="024efebc" style:font-name-asian="Noto Sans CJK JP" style:font-size-asian="24pt" style:language-asian="ja" style:country-asian="JP" style:font-size-complex="24pt"/>
    </style:style>
    <style:style style:name="P5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fede4" officeooo:paragraph-rsid="024fede4" style:font-name-asian="Noto Sans CJK JP" style:font-size-asian="24pt" style:language-asian="ja" style:country-asian="JP" style:font-size-complex="24pt"/>
    </style:style>
    <style:style style:name="P5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26a6a" officeooo:paragraph-rsid="02526a6a" style:font-name-asian="Noto Sans CJK JP" style:font-size-asian="24pt" style:language-asian="ja" style:country-asian="JP" style:font-size-complex="24pt"/>
    </style:style>
    <style:style style:name="P5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5c635" officeooo:paragraph-rsid="0255c635" style:font-name-asian="Noto Sans CJK JP" style:font-size-asian="24pt" style:language-asian="ja" style:country-asian="JP" style:font-size-complex="24pt"/>
    </style:style>
    <style:style style:name="P6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8a243" officeooo:paragraph-rsid="0258a243" style:font-name-asian="Noto Sans CJK JP" style:font-size-asian="24pt" style:language-asian="ja" style:country-asian="JP" style:font-size-complex="24pt"/>
    </style:style>
    <style:style style:name="P6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143e8" officeooo:paragraph-rsid="026143e8" style:font-name-asian="Noto Sans CJK JP" style:font-size-asian="24pt" style:language-asian="ja" style:country-asian="JP" style:font-size-complex="24pt"/>
    </style:style>
    <style:style style:name="P6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37d1e" officeooo:paragraph-rsid="02637d1e" style:font-name-asian="Noto Sans CJK JP" style:font-size-asian="24pt" style:language-asian="ja" style:country-asian="JP" style:font-size-complex="24pt"/>
    </style:style>
    <style:style style:name="P6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6583e" officeooo:paragraph-rsid="0266583e" style:font-name-asian="Noto Sans CJK JP" style:font-size-asian="24pt" style:language-asian="ja" style:country-asian="JP" style:font-size-complex="24pt"/>
    </style:style>
    <style:style style:name="P6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6a3dce" style:font-name-asian="Noto Sans CJK JP" style:font-size-asian="24pt" style:language-asian="ja" style:country-asian="JP" style:font-size-complex="24pt"/>
    </style:style>
    <style:style style:name="P6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6a3dce" officeooo:paragraph-rsid="026a3dce" style:font-name-asian="Noto Sans CJK JP" style:font-size-asian="28pt" style:language-asian="ja" style:country-asian="JP" style:font-size-complex="28pt"/>
    </style:style>
    <style:style style:name="P6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c2197" officeooo:paragraph-rsid="026c2197" style:font-name-asian="Noto Sans CJK JP" style:font-size-asian="24pt" style:language-asian="ja" style:country-asian="JP" style:font-size-complex="24pt"/>
    </style:style>
    <style:style style:name="P6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6a3dce" style:font-name-asian="Noto Sans CJK JP" style:font-size-asian="28pt" style:language-asian="ja" style:country-asian="JP" style:font-size-complex="28pt"/>
    </style:style>
    <style:style style:name="P6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style:text-underline-style="none" officeooo:rsid="027e8f2d" officeooo:paragraph-rsid="027e8f2d" style:font-name-asian="Noto Sans CJK JP" style:font-size-asian="24pt" style:language-asian="ja" style:country-asian="JP" style:font-size-complex="24pt"/>
    </style:style>
    <style:style style:name="P69"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75e8ae" officeooo:paragraph-rsid="0275e8ae" style:font-name-asian="Noto Sans CJK JP" style:font-size-asian="24pt" style:language-asian="ja" style:country-asian="JP" style:font-size-complex="24pt"/>
    </style:style>
    <style:style style:name="P7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5e8ae" officeooo:paragraph-rsid="0275e8ae" style:font-name-asian="Noto Sans CJK JP" style:font-size-asian="24pt" style:language-asian="ja" style:country-asian="JP" style:font-size-complex="24pt"/>
    </style:style>
    <style:style style:name="P7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a3a40" officeooo:paragraph-rsid="027a3a40" style:font-name-asian="Noto Sans CJK JP" style:font-size-asian="24pt" style:language-asian="ja" style:country-asian="JP" style:font-size-complex="24pt"/>
    </style:style>
    <style:style style:name="P7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bbdfd" officeooo:paragraph-rsid="027bbdfd" style:font-name-asian="Noto Sans CJK JP" style:font-size-asian="24pt" style:language-asian="ja" style:country-asian="JP" style:font-size-complex="24pt"/>
    </style:style>
    <style:style style:name="P7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75e8ae" style:font-name-asian="Noto Sans CJK JP" style:font-size-asian="28pt" style:language-asian="ja" style:country-asian="JP" style:font-size-complex="28pt"/>
    </style:style>
    <style:style style:name="P7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8225cc" style:font-name-asian="Noto Sans CJK JP" style:font-size-asian="24pt" style:language-asian="ja" style:country-asian="JP" style:font-size-complex="24pt"/>
    </style:style>
    <style:style style:name="P75"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91c032"/>
    </style:style>
    <style:style style:name="P7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35308" officeooo:paragraph-rsid="02935308" style:font-name-asian="Noto Sans CJK JP" style:font-size-asian="24pt" style:language-asian="ja" style:country-asian="JP" style:font-size-complex="24pt"/>
    </style:style>
    <style:style style:name="P7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dd9e2" officeooo:paragraph-rsid="029dd9e2" style:font-name-asian="Noto Sans CJK JP" style:font-size-asian="24pt" style:language-asian="ja" style:country-asian="JP" style:font-size-complex="24pt"/>
    </style:style>
    <style:style style:name="P7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8fa9" officeooo:paragraph-rsid="029e8fa9" style:font-name-asian="Noto Sans CJK JP" style:font-size-asian="24pt" style:language-asian="ja" style:country-asian="JP" style:font-size-complex="24pt"/>
    </style:style>
    <style:style style:name="P7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9594" officeooo:paragraph-rsid="029e9594" style:font-name-asian="Noto Sans CJK JP" style:font-size-asian="24pt" style:language-asian="ja" style:country-asian="JP" style:font-size-complex="24pt"/>
    </style:style>
    <style:style style:name="P8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ab95ce" officeooo:paragraph-rsid="02ab95ce" style:font-name-asian="Noto Sans CJK JP" style:font-size-asian="24pt" style:language-asian="ja" style:country-asian="JP" style:font-size-complex="24pt"/>
    </style:style>
    <style:style style:name="P8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0df06" officeooo:paragraph-rsid="02b0df06" style:font-name-asian="Noto Sans CJK JP" style:font-size-asian="24pt" style:language-asian="ja" style:country-asian="JP" style:font-size-complex="24pt"/>
    </style:style>
    <style:style style:name="P8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16c92" officeooo:paragraph-rsid="02b16c92" style:font-name-asian="Noto Sans CJK JP" style:font-size-asian="24pt" style:language-asian="ja" style:country-asian="JP" style:font-size-complex="24pt"/>
    </style:style>
    <style:style style:name="P8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3eb47" officeooo:paragraph-rsid="02b3eb47" style:font-name-asian="Noto Sans CJK JP" style:font-size-asian="24pt" style:language-asian="ja" style:country-asian="JP" style:font-size-complex="24pt"/>
    </style:style>
    <style:style style:name="P8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07bc" style:font-name-asian="Noto Sans CJK JP" style:font-size-asian="24pt" style:language-asian="ja" style:country-asian="JP" style:font-size-complex="24pt"/>
    </style:style>
    <style:style style:name="P85"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b407bc" officeooo:paragraph-rsid="02b407bc" style:font-name-asian="Noto Sans CJK JP" style:font-size-asian="24pt" style:language-asian="ja" style:country-asian="JP" style:font-size-complex="24pt"/>
    </style:style>
    <style:style style:name="P8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2b47" style:font-name-asian="Noto Sans CJK JP" style:font-size-asian="24pt" style:language-asian="ja" style:country-asian="JP" style:font-size-complex="24pt"/>
    </style:style>
    <style:style style:name="P8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86550" officeooo:paragraph-rsid="02b86550" style:font-name-asian="Noto Sans CJK JP" style:font-size-asian="24pt" style:language-asian="ja" style:country-asian="JP" style:font-size-complex="24pt"/>
    </style:style>
    <style:style style:name="P8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e1fc5" officeooo:paragraph-rsid="02be1fc5" style:font-name-asian="Noto Sans CJK JP" style:font-size-asian="24pt" style:language-asian="ja" style:country-asian="JP" style:font-size-complex="24pt"/>
    </style:style>
    <style:style style:name="P8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c583b0" officeooo:paragraph-rsid="02c583b0" style:font-name-asian="Noto Sans CJK JP" style:font-size-asian="24pt" style:language-asian="ja" style:country-asian="JP" style:font-size-complex="24pt"/>
    </style:style>
    <style:style style:name="P9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0a634" officeooo:paragraph-rsid="02d0a634" style:font-name-asian="Noto Sans CJK JP" style:font-size-asian="24pt" style:language-asian="ja" style:country-asian="JP" style:font-size-complex="24pt"/>
    </style:style>
    <style:style style:name="P9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0428" officeooo:paragraph-rsid="02d20428" style:font-name-asian="Noto Sans CJK JP" style:font-size-asian="24pt" style:language-asian="ja" style:country-asian="JP" style:font-size-complex="24pt"/>
    </style:style>
    <style:style style:name="P9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f81d" officeooo:paragraph-rsid="02d2f81d" style:font-name-asian="Noto Sans CJK JP" style:font-size-asian="24pt" style:language-asian="ja" style:country-asian="JP" style:font-size-complex="24pt"/>
    </style:style>
    <style:style style:name="P9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f6429" officeooo:paragraph-rsid="02df6429" style:font-name-asian="Noto Sans CJK JP" style:font-size-asian="24pt" style:language-asian="ja" style:country-asian="JP" style:font-size-complex="24pt"/>
    </style:style>
    <style:style style:name="P9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03716" officeooo:paragraph-rsid="02e03716" style:font-name-asian="Noto Sans CJK JP" style:font-size-asian="24pt" style:language-asian="ja" style:country-asian="JP" style:font-size-complex="24pt"/>
    </style:style>
    <style:style style:name="P9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4ebf1" officeooo:paragraph-rsid="02e4ebf1" style:font-name-asian="Noto Sans CJK JP" style:font-size-asian="24pt" style:language-asian="ja" style:country-asian="JP" style:font-size-complex="24pt"/>
    </style:style>
    <style:style style:name="P9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64524" officeooo:paragraph-rsid="02e64524" style:font-name-asian="Noto Sans CJK JP" style:font-size-asian="24pt" style:language-asian="ja" style:country-asian="JP" style:font-size-complex="24pt"/>
    </style:style>
    <style:style style:name="P9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732e7" officeooo:paragraph-rsid="02e732e7" style:font-name-asian="Noto Sans CJK JP" style:font-size-asian="24pt" style:language-asian="ja" style:country-asian="JP" style:font-size-complex="24pt"/>
    </style:style>
    <style:style style:name="P9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87014" officeooo:paragraph-rsid="02e87014" style:font-name-asian="Noto Sans CJK JP" style:font-size-asian="24pt" style:language-asian="ja" style:country-asian="JP" style:font-size-complex="24pt"/>
    </style:style>
    <style:style style:name="P9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a1a4d" officeooo:paragraph-rsid="026a3dce" style:font-name-asian="Noto Sans CJK JP" style:font-size-asian="24pt" style:language-asian="ja" style:country-asian="JP" style:font-size-complex="24pt"/>
    </style:style>
    <style:style style:name="P100"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6a3dce"/>
    </style:style>
    <style:style style:name="P10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86270" officeooo:paragraph-rsid="02f86270" style:font-name-asian="Noto Sans CJK JP" style:font-size-asian="24pt" style:language-asian="ja" style:country-asian="JP" style:font-size-complex="24pt"/>
    </style:style>
    <style:style style:name="P10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e14ec" officeooo:paragraph-rsid="02fe14ec" style:font-name-asian="Noto Sans CJK JP" style:font-size-asian="24pt" style:language-asian="ja" style:country-asian="JP" style:font-size-complex="24pt"/>
    </style:style>
    <style:style style:name="P10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09b8a" officeooo:paragraph-rsid="03009b8a" style:font-name-asian="Noto Sans CJK JP" style:font-size-asian="24pt" style:language-asian="ja" style:country-asian="JP" style:font-size-complex="24pt"/>
    </style:style>
    <style:style style:name="P10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50764" officeooo:paragraph-rsid="030656d6" style:font-name-asian="Noto Sans CJK JP" style:font-size-asian="24pt" style:language-asian="ja" style:country-asian="JP" style:font-size-complex="24pt"/>
    </style:style>
    <style:style style:name="P10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a738a" officeooo:paragraph-rsid="030a738a" style:font-name-asian="Noto Sans CJK JP" style:font-size-asian="24pt" style:language-asian="ja" style:country-asian="JP" style:font-size-complex="24pt"/>
    </style:style>
    <style:style style:name="P10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beb27" officeooo:paragraph-rsid="030beb27" style:font-name-asian="Noto Sans CJK JP" style:font-size-asian="24pt" style:language-asian="ja" style:country-asian="JP" style:font-size-complex="24pt"/>
    </style:style>
    <style:style style:name="P10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cd7be" officeooo:paragraph-rsid="030cd7be" style:font-name-asian="Noto Sans CJK JP" style:font-size-asian="24pt" style:language-asian="ja" style:country-asian="JP" style:font-size-complex="24pt"/>
    </style:style>
    <style:style style:name="P10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21822" officeooo:paragraph-rsid="03121822" style:font-name-asian="Noto Sans CJK JP" style:font-size-asian="24pt" style:language-asian="ja" style:country-asian="JP" style:font-size-complex="24pt"/>
    </style:style>
    <style:style style:name="P10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170adb" style:font-name-asian="Noto Sans CJK JP" style:font-size-asian="24pt" style:language-asian="ja" style:country-asian="JP" style:font-size-complex="24pt"/>
    </style:style>
    <style:style style:name="P11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2c9a1" officeooo:paragraph-rsid="0322c9a1" style:font-name-asian="Noto Sans CJK JP" style:font-size-asian="24pt" style:language-asian="ja" style:country-asian="JP" style:font-size-complex="24pt"/>
    </style:style>
    <style:style style:name="P11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32655" officeooo:paragraph-rsid="03232655" style:font-name-asian="Noto Sans CJK JP" style:font-size-asian="24pt" style:language-asian="ja" style:country-asian="JP" style:font-size-complex="24pt"/>
    </style:style>
    <style:style style:name="P11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47590" officeooo:paragraph-rsid="03247590" style:font-name-asian="Noto Sans CJK JP" style:font-size-asian="24pt" style:language-asian="ja" style:country-asian="JP" style:font-size-complex="24pt"/>
    </style:style>
    <style:style style:name="P11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7d873" officeooo:paragraph-rsid="0327d873" style:font-name-asian="Noto Sans CJK JP" style:font-size-asian="24pt" style:language-asian="ja" style:country-asian="JP" style:font-size-complex="24pt"/>
    </style:style>
    <style:style style:name="P11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318f1" officeooo:paragraph-rsid="033318f1" style:font-name-asian="Noto Sans CJK JP" style:font-size-asian="24pt" style:language-asian="ja" style:country-asian="JP" style:font-size-complex="24pt"/>
    </style:style>
    <style:style style:name="P115"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officeooo:paragraph-rsid="0343a9c4"/>
    </style:style>
    <style:style style:name="P11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61a8f" officeooo:paragraph-rsid="03361a8f" style:font-name-asian="Noto Sans CJK JP" style:font-size-asian="24pt" style:language-asian="ja" style:country-asian="JP" style:font-size-complex="24pt"/>
    </style:style>
    <style:style style:name="P11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7617b" officeooo:paragraph-rsid="0337617b" style:font-name-asian="Noto Sans CJK JP" style:font-size-asian="24pt" style:language-asian="ja" style:country-asian="JP" style:font-size-complex="24pt"/>
    </style:style>
    <style:style style:name="P118"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3170adb"/>
    </style:style>
    <style:style style:name="P11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4eec60" officeooo:paragraph-rsid="034eec60" style:font-name-asian="Noto Sans CJK JP" style:font-size-asian="24pt" style:language-asian="ja" style:country-asian="JP" style:font-size-complex="24pt"/>
    </style:style>
    <style:style style:name="P12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5c41e9" style:font-name-asian="Noto Sans CJK JP" style:font-size-asian="24pt" style:language-asian="ja" style:country-asian="JP" style:font-size-complex="24pt"/>
    </style:style>
    <style:style style:name="P12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5efdf6" officeooo:paragraph-rsid="035efdf6" style:font-name-asian="Noto Sans CJK JP" style:font-size-asian="24pt" style:language-asian="ja" style:country-asian="JP" style:font-size-complex="24pt"/>
    </style:style>
    <style:style style:name="P12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553f3" officeooo:paragraph-rsid="036553f3" style:font-name-asian="Noto Sans CJK JP" style:font-size-asian="24pt" style:language-asian="ja" style:country-asian="JP" style:font-size-complex="24pt"/>
    </style:style>
    <style:style style:name="P12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7fb97" officeooo:paragraph-rsid="0367fb97" style:font-name-asian="Noto Sans CJK JP" style:font-size-asian="24pt" style:language-asian="ja" style:country-asian="JP" style:font-size-complex="24pt"/>
    </style:style>
    <style:style style:name="P12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b6315" officeooo:paragraph-rsid="036b6315" style:font-name-asian="Noto Sans CJK JP" style:font-size-asian="24pt" style:language-asian="ja" style:country-asian="JP" style:font-size-complex="24pt"/>
    </style:style>
    <style:style style:name="P12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70dd96" officeooo:paragraph-rsid="0374cbc4" style:font-name-asian="Noto Sans CJK JP" style:font-size-asian="24pt" style:language-asian="ja" style:country-asian="JP" style:font-size-complex="24pt"/>
    </style:style>
    <style:style style:name="P12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42614" officeooo:paragraph-rsid="03942614" style:font-name-asian="Noto Sans CJK JP" style:font-size-asian="24pt" style:language-asian="ja" style:country-asian="JP" style:font-size-complex="24pt"/>
    </style:style>
    <style:style style:name="P127"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42614" style:font-name-asian="Noto Sans CJK JP" style:font-size-asian="24pt" style:language-asian="ja" style:country-asian="JP" style:font-size-complex="24pt"/>
    </style:style>
    <style:style style:name="P128"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da6a3" style:font-name-asian="Noto Sans CJK JP" style:font-size-asian="24pt" style:language-asian="ja" style:country-asian="JP" style:font-size-complex="24pt"/>
    </style:style>
    <style:style style:name="P1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cb8c4" officeooo:paragraph-rsid="039cb8c4" style:font-name-asian="Noto Sans CJK JP" style:font-size-asian="24pt" style:language-asian="ja" style:country-asian="JP" style:font-size-complex="24pt"/>
    </style:style>
    <style:style style:name="P1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ea62f" officeooo:paragraph-rsid="039ea62f" style:font-name-asian="Noto Sans CJK JP" style:font-size-asian="24pt" style:language-asian="ja" style:country-asian="JP" style:font-size-complex="24pt"/>
    </style:style>
    <style:style style:name="P1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1c1d5" officeooo:paragraph-rsid="03a1c1d5" style:font-name-asian="Noto Sans CJK JP" style:font-size-asian="24pt" style:language-asian="ja" style:country-asian="JP" style:font-size-complex="24pt"/>
    </style:style>
    <style:style style:name="P1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37a24" officeooo:paragraph-rsid="03a37a24" style:font-name-asian="Noto Sans CJK JP" style:font-size-asian="24pt" style:language-asian="ja" style:country-asian="JP" style:font-size-complex="24pt"/>
    </style:style>
    <style:style style:name="P1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90c20" officeooo:paragraph-rsid="03a90c20" style:font-name-asian="Noto Sans CJK JP" style:font-size-asian="24pt" style:language-asian="ja" style:country-asian="JP" style:font-size-complex="24pt"/>
    </style:style>
    <style:style style:name="P1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aaf9c" officeooo:paragraph-rsid="03aaaf9c" style:font-name-asian="Noto Sans CJK JP" style:font-size-asian="24pt" style:language-asian="ja" style:country-asian="JP" style:font-size-complex="24pt"/>
    </style:style>
    <style:style style:name="P135"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170adb" officeooo:paragraph-rsid="03170adb" style:font-name-asian="Noto Sans CJK JP" style:font-size-asian="24pt" style:language-asian="ja" style:country-asian="JP" style:font-size-complex="24pt"/>
    </style:style>
    <style:style style:name="P1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f177c" officeooo:paragraph-rsid="03af177c" style:font-name-asian="Noto Sans CJK JP" style:font-size-asian="24pt" style:language-asian="ja" style:country-asian="JP" style:font-size-complex="24pt"/>
    </style:style>
    <style:style style:name="P1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4a301" officeooo:paragraph-rsid="03b4a301" style:font-name-asian="Noto Sans CJK JP" style:font-size-asian="24pt" style:language-asian="ja" style:country-asian="JP" style:font-size-complex="24pt"/>
    </style:style>
    <style:style style:name="P1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55cc8" officeooo:paragraph-rsid="03b55cc8" style:font-name-asian="Noto Sans CJK JP" style:font-size-asian="24pt" style:language-asian="ja" style:country-asian="JP" style:font-size-complex="24pt"/>
    </style:style>
    <style:style style:name="P1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66c96" officeooo:paragraph-rsid="03b898d1" style:font-name-asian="Noto Sans CJK JP" style:font-size-asian="24pt" style:language-asian="ja" style:country-asian="JP" style:font-size-complex="24pt"/>
    </style:style>
    <style:style style:name="P1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71b59" officeooo:paragraph-rsid="03b898d1" style:font-name-asian="Noto Sans CJK JP" style:font-size-asian="24pt" style:language-asian="ja" style:country-asian="JP" style:font-size-complex="24pt"/>
    </style:style>
    <style:style style:name="P1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bf9be" officeooo:paragraph-rsid="03bbf9be" style:font-name-asian="Noto Sans CJK JP" style:font-size-asian="24pt" style:language-asian="ja" style:country-asian="JP" style:font-size-complex="24pt"/>
    </style:style>
    <style:style style:name="P1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0db92" officeooo:paragraph-rsid="03d0db92" style:font-name-asian="Noto Sans CJK JP" style:font-size-asian="24pt" style:language-asian="ja" style:country-asian="JP" style:font-size-complex="24pt"/>
    </style:style>
    <style:style style:name="P1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71b59" officeooo:paragraph-rsid="03d854cf" style:font-name-asian="Noto Sans CJK JP" style:font-size-asian="24pt" style:language-asian="ja" style:country-asian="JP" style:font-size-complex="24pt"/>
    </style:style>
    <style:style style:name="P1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854cf" officeooo:paragraph-rsid="03d854cf" style:font-name-asian="Noto Sans CJK JP" style:font-size-asian="24pt" style:language-asian="ja" style:country-asian="JP" style:font-size-complex="24pt"/>
    </style:style>
    <style:style style:name="P1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8adfb" officeooo:paragraph-rsid="03d8adfb" style:font-name-asian="Noto Sans CJK JP" style:font-size-asian="24pt" style:language-asian="ja" style:country-asian="JP" style:font-size-complex="24pt"/>
    </style:style>
    <style:style style:name="P1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ccd27" officeooo:paragraph-rsid="03dccd27" style:font-name-asian="Noto Sans CJK JP" style:font-size-asian="24pt" style:language-asian="ja" style:country-asian="JP" style:font-size-complex="24pt"/>
    </style:style>
    <style:style style:name="P1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decb7c" officeooo:paragraph-rsid="03decb7c" style:font-name-asian="Noto Sans CJK JP" style:font-size-asian="24pt" style:language-asian="ja" style:country-asian="JP" style:font-size-complex="24pt"/>
    </style:style>
    <style:style style:name="P1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e580a7" officeooo:paragraph-rsid="03e580a7" style:font-name-asian="Noto Sans CJK JP" style:font-size-asian="24pt" style:language-asian="ja" style:country-asian="JP" style:font-size-complex="24pt"/>
    </style:style>
    <style:style style:name="P1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ebfb8c" officeooo:paragraph-rsid="03ebfb8c" style:font-name-asian="Noto Sans CJK JP" style:font-size-asian="24pt" style:language-asian="ja" style:country-asian="JP" style:font-size-complex="24pt"/>
    </style:style>
    <style:style style:name="P1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f2c07e" officeooo:paragraph-rsid="03f2c07e" style:font-name-asian="Noto Sans CJK JP" style:font-size-asian="24pt" style:language-asian="ja" style:country-asian="JP" style:font-size-complex="24pt"/>
    </style:style>
    <style:style style:name="P1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f62ba8" officeooo:paragraph-rsid="03f62ba8" style:font-name-asian="Noto Sans CJK JP" style:font-size-asian="24pt" style:language-asian="ja" style:country-asian="JP" style:font-size-complex="24pt"/>
    </style:style>
    <style:style style:name="T1" style:family="text">
      <style:text-properties officeooo:rsid="019800ca"/>
    </style:style>
    <style:style style:name="T2" style:family="text">
      <style:text-properties officeooo:rsid="01a39fa7"/>
    </style:style>
    <style:style style:name="T3" style:family="text">
      <style:text-properties fo:font-size="24pt" officeooo:rsid="01a8b325" style:font-name-asian="Noto Sans CJK JP" style:font-size-asian="24pt" style:language-asian="ja" style:country-asian="JP" style:font-size-complex="24pt"/>
    </style:style>
    <style:style style:name="T4" style:family="text">
      <style:text-properties officeooo:rsid="01afc1c3"/>
    </style:style>
    <style:style style:name="T5" style:family="text">
      <style:text-properties officeooo:rsid="01b3da9c"/>
    </style:style>
    <style:style style:name="T6" style:family="text">
      <style:text-properties officeooo:rsid="01b74e85"/>
    </style:style>
    <style:style style:name="T7" style:family="text">
      <style:text-properties officeooo:rsid="01b7a62f"/>
    </style:style>
    <style:style style:name="T8" style:family="text">
      <style:text-properties officeooo:rsid="01c4997a"/>
    </style:style>
    <style:style style:name="T9" style:family="text">
      <style:text-properties officeooo:rsid="01c63264"/>
    </style:style>
    <style:style style:name="T10" style:family="text">
      <style:text-properties officeooo:rsid="01cbfb07"/>
    </style:style>
    <style:style style:name="T11" style:family="text">
      <style:text-properties officeooo:rsid="01d35c9c"/>
    </style:style>
    <style:style style:name="T12" style:family="text">
      <style:text-properties officeooo:rsid="01d6e5b9"/>
    </style:style>
    <style:style style:name="T13" style:family="text">
      <style:text-properties officeooo:rsid="01e1b9ad" style:language-asian="ja" style:country-asian="JP"/>
    </style:style>
    <style:style style:name="T14" style:family="text">
      <style:text-properties officeooo:rsid="01ecf374"/>
    </style:style>
    <style:style style:name="T15" style:family="text">
      <style:text-properties style:text-underline-style="none"/>
    </style:style>
    <style:style style:name="T16" style:family="text">
      <style:text-properties officeooo:rsid="023f02a7"/>
    </style:style>
    <style:style style:name="T17" style:family="text">
      <style:text-properties officeooo:rsid="02676380"/>
    </style:style>
    <style:style style:name="T18" style:family="text">
      <style:text-properties officeooo:rsid="028225cc"/>
    </style:style>
    <style:style style:name="T19" style:family="text">
      <style:text-properties style:font-name="Noto Sans CJK JP" fo:font-size="24pt" officeooo:rsid="0291c032" style:font-name-asian="Noto Sans CJK JP" style:font-size-asian="24pt" style:language-asian="ja" style:country-asian="JP" style:font-size-complex="24pt"/>
    </style:style>
    <style:style style:name="T20" style:family="text">
      <style:text-properties style:font-name="Noto Sans CJK JP" fo:font-size="24pt" officeooo:rsid="026a3dce" style:font-name-asian="Noto Sans CJK JP" style:font-size-asian="24pt" style:language-asian="ja" style:country-asian="JP" style:font-size-complex="24pt"/>
    </style:style>
    <style:style style:name="T21" style:family="text">
      <style:text-properties officeooo:rsid="02968353"/>
    </style:style>
    <style:style style:name="T22" style:family="text">
      <style:text-properties officeooo:rsid="029bf7b9"/>
    </style:style>
    <style:style style:name="T23" style:family="text">
      <style:text-properties officeooo:rsid="02a184ec"/>
    </style:style>
    <style:style style:name="T24" style:family="text">
      <style:text-properties officeooo:rsid="02b32e29"/>
    </style:style>
    <style:style style:name="T25" style:family="text">
      <style:text-properties officeooo:rsid="02b67b1a"/>
    </style:style>
    <style:style style:name="T26" style:family="text">
      <style:text-properties officeooo:rsid="02e03716"/>
    </style:style>
    <style:style style:name="T27" style:family="text">
      <style:text-properties officeooo:rsid="02e08b7f"/>
    </style:style>
    <style:style style:name="T28" style:family="text">
      <style:text-properties style:font-name="Noto Sans CJK JP" fo:font-size="24pt" officeooo:rsid="02ea1a4d" style:font-name-asian="Noto Sans CJK JP" style:font-size-asian="24pt" style:language-asian="ja" style:country-asian="JP" style:font-size-complex="24pt"/>
    </style:style>
    <style:style style:name="T29" style:family="text">
      <style:text-properties fo:color="#729fcf" loext:opacity="100%"/>
    </style:style>
    <style:style style:name="T30" style:family="text">
      <style:text-properties style:font-name="Noto Sans CJK JP" fo:font-size="24pt" officeooo:rsid="03170adb" style:font-name-asian="Noto Sans CJK JP" style:font-size-asian="24pt" style:language-asian="ja" style:country-asian="JP" style:font-size-complex="24pt"/>
    </style:style>
    <style:style style:name="T31" style:family="text">
      <style:text-properties style:font-name="Noto Sans CJK JP" fo:font-size="24pt" officeooo:rsid="0342e6b0" style:font-name-asian="Noto Sans CJK JP" style:font-size-asian="24pt" style:language-asian="ja" style:country-asian="JP" style:font-size-complex="24pt"/>
    </style:style>
    <style:style style:name="T32" style:family="text">
      <style:text-properties style:font-name="Noto Sans CJK JP" fo:font-size="24pt" style:text-underline-style="solid" style:text-underline-width="auto" style:text-underline-color="font-color" fo:font-weight="bold" officeooo:rsid="0342e6b0" style:font-name-asian="Noto Sans CJK JP" style:font-size-asian="24pt" style:language-asian="ja" style:country-asian="JP" style:font-weight-asian="bold" style:font-size-complex="24pt" style:font-weight-complex="bold"/>
    </style:style>
    <style:style style:name="T33" style:family="text">
      <style:text-properties fo:color="#729fcf" loext:opacity="100%" style:font-name="Noto Sans CJK JP" fo:font-size="24pt" officeooo:rsid="03170adb" style:font-name-asian="Noto Sans CJK JP" style:font-size-asian="24pt" style:language-asian="ja" style:country-asian="JP" style:font-size-complex="24pt"/>
    </style:style>
    <style:style style:name="T34" style:family="text">
      <style:text-properties fo:color="#729fcf" loext:opacity="100%" style:font-name="Noto Sans CJK JP" fo:font-size="24pt" officeooo:rsid="0343a9c4" style:font-name-asian="Noto Sans CJK JP" style:font-size-asian="24pt" style:language-asian="ja" style:country-asian="JP" style:font-size-complex="24pt"/>
    </style:style>
    <style:style style:name="T35" style:family="text">
      <style:text-properties fo:color="#729fcf" loext:opacity="100%" style:font-name="Noto Sans CJK JP" fo:font-size="24pt" style:text-underline-style="solid" style:text-underline-width="auto" style:text-underline-color="font-color" fo:font-weight="bold" officeooo:rsid="0343a9c4" style:font-name-asian="Noto Sans CJK JP" style:font-size-asian="24pt" style:language-asian="ja" style:country-asian="JP" style:font-weight-asian="bold" style:font-size-complex="24pt" style:font-weight-complex="bold"/>
    </style:style>
    <style:style style:name="T36" style:family="text">
      <style:text-properties officeooo:rsid="0351b550"/>
    </style:style>
    <style:style style:name="T37" style:family="text">
      <style:text-properties officeooo:rsid="0374cbc4"/>
    </style:style>
    <style:style style:name="T38" style:family="text">
      <style:text-properties officeooo:rsid="039da6a3"/>
    </style:style>
    <style:style style:name="T39" style:family="text">
      <style:text-properties officeooo:rsid="03abfb86"/>
    </style:style>
    <style:style style:name="Ru1"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span text:style-name="T1">03/03/2025:</text:span></text:p>
      <text:p text:style-name="P2">住んでいます <text:span text:style-name="T1">for present. 住みます for future.</text:span></text:p>
      <text:p text:style-name="P3">１．私はアメリカに住んでいます。でも、来年日本に住みます。</text:p>
      <text:p text:style-name="P4">２．来年、私の彼女と<text:ruby text:style-name="Ru1"><text:ruby-base>結婚</text:ruby-base><text:ruby-text>けっこん</text:ruby-text></text:ruby>します。</text:p>
      <text:p text:style-name="P4">３．東京で<text:ruby text:style-name="Ru1"><text:ruby-base>結婚式</text:ruby-base><text:ruby-text>けっこんしき</text:ruby-text></text:ruby>をあげます。</text:p>
      <text:p text:style-name="P4"/>
      <text:p text:style-name="P5">Exercises 05/03/2025:</text:p>
      <text:p text:style-name="P5">１．彼と<text:ruby text:style-name="Ru1"><text:ruby-base>付</text:ruby-base><text:ruby-text>つ</text:ruby-text></text:ruby>き<text:ruby text:style-name="Ru1"><text:ruby-base>合</text:ruby-base><text:ruby-text>あ</text:ruby-text></text:ruby>っています。彼は私の<text:ruby text:style-name="Ru1"><text:ruby-base>恋人</text:ruby-base><text:ruby-text>こいびと</text:ruby-text></text:ruby>です。</text:p>
      <text:p text:style-name="P5">２．かおるさんとつばささんは<text:ruby text:style-name="Ru1"><text:ruby-base>付</text:ruby-base><text:ruby-text>つ</text:ruby-text></text:ruby>き<text:ruby text:style-name="Ru1"><text:ruby-base>合</text:ruby-base><text:ruby-text>あ</text:ruby-text></text:ruby>っています。</text:p>
      <text:p text:style-name="P6">３．あれはその人の<text:ruby text:style-name="Ru1"><text:ruby-base>奥</text:ruby-base><text:ruby-text>おく</text:ruby-text></text:ruby>さんとお<text:ruby text:style-name="Ru1"><text:ruby-base>母</text:ruby-base><text:ruby-text>かあ</text:ruby-text></text:ruby>さんです。</text:p>
      <text:p text:style-name="P6">４．彼女と結婚したので、私の奥さんになりました。</text:p>
      <text:p text:style-name="P6">５．私の<text:ruby text:style-name="Ru1"><text:ruby-base>親</text:ruby-base><text:ruby-text>おや</text:ruby-text></text:ruby>は学校で仕事をしています。</text:p>
      <text:p text:style-name="P6">６．私の<text:ruby text:style-name="Ru1"><text:ruby-base>親友</text:ruby-base><text:ruby-text>しんゆう</text:ruby-text></text:ruby>は彼の<text:ruby text:style-name="Ru1"><text:ruby-base>母親</text:ruby-base><text:ruby-text>ははおや</text:ruby-text></text:ruby>と<text:ruby text:style-name="Ru1"><text:ruby-base>父親</text:ruby-base><text:ruby-text>ちちおや</text:ruby-text></text:ruby>と<text:ruby text:style-name="Ru1"><text:ruby-base>住</text:ruby-base><text:ruby-text>す</text:ruby-text></text:ruby>んでいます。</text:p>
      <text:p text:style-name="P6">７．A: 家族と一緒に住んでいますか。B: いいえ、友達と住んでいます。</text:p>
      <text:p text:style-name="P6">Kazuya's story:</text:p>
      <text:p text:style-name="P6">かずや<text:span text:style-name="T2">(A), やき(B)</text:span></text:p>
      <text:p text:style-name="P6">A: ゆきさんは家族と住んでいますか。</text:p>
      <text:p text:style-name="P6">B: はい、そうです。かずやさんは？</text:p>
      <text:p text:style-name="P6">A: 僕はさやかさんと住んでいます。</text:p>
      <text:p text:style-name="P6">B: へぇ。さやかさんはかずやさんの奥さんですか。</text:p>
      <text:p text:style-name="P6">A: いいえ、僕はさやかさんと<text:ruby text:style-name="Ru1"><text:ruby-base>付</text:ruby-base><text:ruby-text>つ</text:ruby-text></text:ruby>き<text:ruby text:style-name="Ru1"><text:ruby-base>合</text:ruby-base><text:ruby-text>あ</text:ruby-text></text:ruby>っています。でも、来年結婚します。</text:p>
      <text:p text:style-name="P6">B: わぁ〜、そうですか。おめでとうございます。どこで結婚しますか。</text:p>
      <text:p text:style-name="P6">A: ハワイで<text:ruby text:style-name="Ru1"><text:ruby-base>結婚式</text:ruby-base><text:ruby-text>けっこんしき</text:ruby-text></text:ruby>をあげます。</text:p>
      <text:p text:style-name="P6">B: そうですか。いいですね。</text:p>
      <text:p text:style-name="P6">８．さやかさんはかずやさんの奥さんじゃないです。でも、<text:ruby text:style-name="Ru1"><text:ruby-base>恋人</text:ruby-base><text:ruby-text>こいびと</text:ruby-text></text:ruby>です。</text:p>
      <text:p text:style-name="P6">９．彼がいません。でも、友達がいます。</text:p>
      <text:p text:style-name="P7">１０．私はアメリカに住んでいます。でも、来年日本に住みます。</text:p>
      <text:p text:style-name="P7">１１．私は今家族と<text:ruby text:style-name="Ru1"><text:ruby-base>名古屋</text:ruby-base><text:ruby-text>なごや</text:ruby-text></text:ruby>に住んでいます。でも、来年は<text:ruby text:style-name="Ru1"><text:ruby-base>東京</text:ruby-base><text:ruby-text>とうきょう</text:ruby-text></text:ruby>の大学に行きますから、<text:ruby text:style-name="Ru1"><text:ruby-base>東京</text:ruby-base><text:ruby-text>とうきょう</text:ruby-text></text:ruby>に住みます。</text:p>
      <text:p text:style-name="P7"/>
      <text:p text:style-name="P8">Exercises 23/04/2025:</text:p>
      <text:p text:style-name="P8">Miki (A) and miki’s older brother (B) informal conversation:</text:p>
      <text:p text:style-name="P8">A: お兄ちゃん、今日晩ご飯をうちで食べる？</text:p>
      <text:p text:style-name="P8">B: ううん、三時にひろき君と<text:ruby text:style-name="Ru1"><text:ruby-base>横浜</text:ruby-base><text:ruby-text>よこはま</text:ruby-text></text:ruby>で会う。だから、晩ご飯の前にうちに帰らないよ。</text:p>
      <text:p text:style-name="P8">A: そう、<text:ruby text:style-name="Ru1"><text:ruby-base>横浜</text:ruby-base><text:ruby-text>よこはま</text:ruby-text></text:ruby>で何をするの？</text:p>
      <text:p text:style-name="P8">B: 買い物して、映画を見る。お母さんはうちにいないの？</text:p>
      <text:p text:style-name="P8">A: うん、お父さんとコンサートに行くよ。</text:p>
      <text:p text:style-name="P8">B: あー、そっか。じゃあ、みきはカップラーメン食べる？</text:p>
      <text:p text:style-name="P9"><text:span text:style-name="T3">A: ううん、食べないよ。あきちゃんと</text:span><text:ruby text:style-name="Ru1"><text:ruby-base><text:span text:style-name="T3">角</text:span></text:ruby-base><text:ruby-text>かど</text:ruby-text></text:ruby><text:span text:style-name="T3">のラーメン屋に行くよ。</text:span></text:p>
      <text:p text:style-name="P8">B: <text:ruby text:style-name="Ru1"><text:ruby-base>結局</text:ruby-base><text:ruby-text>けっきょく</text:ruby-text></text:ruby>、ラーメンを食べるね。</text:p>
      <text:p text:style-name="P8">A: あはは。</text:p>
      <text:p text:style-name="P8"/>
      <text:p text:style-name="P8">１．A: 図書館で勉強する？<text:span text:style-name="T4">　B: ううん、うちにいるよ。</text:span></text:p>
      <text:p text:style-name="P8">２．牛乳がない。コンビニに行く。</text:p>
      <text:p text:style-name="P8">３．A: 明日何をするの？<text:span text:style-name="T5">　B: 博物館に行く。</text:span></text:p>
      <text:p text:style-name="P10">４．これは有名な食べ物よ。</text:p>
      <text:p text:style-name="P10">５．友達は親切だ。そして、頭がいいよ。</text:p>
      <text:p text:style-name="P10">６．エミさんは先生じゃない。背が高くない。</text:p>
      <text:p text:style-name="P10">７．A: 寿司が好き？<text:span text:style-name="T6">　B: ううん、好きじゃないよ。全然魚を食べないよ。</text:span></text:p>
      <text:p text:style-name="P11">８．A: カラオケはどう？<text:span text:style-name="T7">　B: 私はいかない。歌が下手だよ。</text:span></text:p>
      <text:p text:style-name="P11">９．この皿を買わない。安くない。</text:p>
      <text:p text:style-name="P12">１０．A: このケーキを食べない？　ケーキが嫌い？　B: ううん、ケーキが大好きだよ。でも、お<text:ruby text:style-name="Ru1"><text:ruby-base>腹</text:ruby-base><text:ruby-text>なか</text:ruby-text></text:ruby>が痛い。</text:p>
      <text:p text:style-name="P12">１１．私は料理が得意じゃない。でも、食べることが大好き。</text:p>
      <text:p text:style-name="P8"/>
      <text:p text:style-name="P13">Exercises 25/04/2025:</text:p>
      <text:p text:style-name="P14">１．母は料理が上手。母のばら寿司はとてもおいしい。</text:p>
      <text:p text:style-name="P14">２．先週バスケットボールをした。</text:p>
      <text:p text:style-name="P14">３．昨日美味しいコーヒーを飲んだ。</text:p>
      <text:p text:style-name="P14">４．先週かわいい<text:ruby text:style-name="Ru1"><text:ruby-base>帽子</text:ruby-base><text:ruby-text>ぼうし</text:ruby-text></text:ruby>を買った。</text:p>
      <text:p text:style-name="P14">５．先週バスケットボールをしなかった。</text:p>
      <text:p text:style-name="P14">６．今日朝ご飯を食べなかった。</text:p>
      <text:p text:style-name="P14">７．A: 昨日スーパーに行った？<text:span text:style-name="T8">　B: ううん、行かなかった。</text:span></text:p>
      <text:p text:style-name="P14">８．A: 日曜日に海に行った？<text:span text:style-name="T9">　</text:span>B: ううん、行かなかった。でも、公園に行ったよ。</text:p>
      <text:p text:style-name="P14">９．昨日うちで仕事をしていなかった。</text:p>
      <text:p text:style-name="P14"/>
      <text:p text:style-name="P14">Hana's visit to the templ<text:span text:style-name="T10">e. （花のお寺</text:span><text:ruby text:style-name="Ru1"><text:ruby-base><text:span text:style-name="T10">訪問</text:span></text:ruby-base><text:ruby-text>ほうもん</text:ruby-text></text:ruby><text:span text:style-name="T10">）。</text:span></text:p>
      <text:p text:style-name="P14">日曜日にお<text:ruby text:style-name="Ru1"><text:ruby-base>寺</text:ruby-base><text:ruby-text>てら</text:ruby-text></text:ruby>に行った。毎月マーケットがある。古い<text:ruby text:style-name="Ru1"><text:ruby-base>皿</text:ruby-base><text:ruby-text>さら</text:ruby-text></text:ruby>や<text:ruby text:style-name="Ru1"><text:ruby-base>花瓶</text:ruby-base><text:ruby-text>かびん</text:ruby-text></text:ruby>を見た。花瓶は買わなかった。でも、皿を三<text:ruby text:style-name="Ru1"><text:ruby-base>枚</text:ruby-base><text:ruby-text>まい</text:ruby-text></text:ruby>買った。それから、美味しいお<text:ruby text:style-name="Ru1"><text:ruby-base>菓子</text:ruby-base><text:ruby-text>かし</text:ruby-text></text:ruby>を買って、食べた。お寺にきれいな<text:ruby text:style-name="Ru1"><text:ruby-base>庭</text:ruby-base><text:ruby-text>にわ</text:ruby-text></text:ruby>があって、少し<text:ruby text:style-name="Ru1"><text:ruby-base>歩</text:ruby-base><text:ruby-text>ある</text:ruby-text></text:ruby>いた。木や花の写真を<text:ruby text:style-name="Ru1"><text:ruby-base>撮</text:ruby-base><text:ruby-text>と</text:ruby-text></text:ruby>った。来月も行くよ。</text:p>
      <text:p text:style-name="P14"/>
      <text:p text:style-name="P15">１０．山口さんは歌が上手だった。でも、<text:ruby text:style-name="Ru1"><text:ruby-base>絵</text:ruby-base><text:ruby-text>え</text:ruby-text></text:ruby>が上手じゃなかった。</text:p>
      <text:p text:style-name="P16">１１．アリさんは写真を<text:ruby text:style-name="Ru1"><text:ruby-base>撮</text:ruby-base><text:ruby-text>と</text:ruby-text></text:ruby>るのが<text:ruby text:style-name="Ru1"><text:ruby-base>上手</text:ruby-base><text:ruby-text>じょうず</text:ruby-text></text:ruby>だった。</text:p>
      <text:p text:style-name="P16">１２．泳ぐのが苦手じゃなかった。</text:p>
      <text:p text:style-name="P16">１３．A: 昨日映画はどうだった？<text:span text:style-name="T11">　B: とても面白かったです。</text:span></text:p>
      <text:p text:style-name="P17"/>
      <text:p text:style-name="P18">Exercises 02/05/2025:</text:p>
      <text:p text:style-name="P19">１．僕は友達と公園に行く。</text:p>
      <text:p text:style-name="P19">２．私はうちで<text:ruby text:style-name="Ru1"><text:ruby-base>読書</text:ruby-base><text:ruby-text>どくしょ</text:ruby-text></text:ruby>するのが好き。</text:p>
      <text:p text:style-name="P20">３．私はよく友達のうちに行って、ゲームをする。</text:p>
      <text:p text:style-name="P20">４．A: 毎日よく何をする？<text:span text:style-name="T12">　B: 毎日公園で</text:span><text:ruby text:style-name="Ru1"><text:ruby-base><text:span text:style-name="T12">走</text:span></text:ruby-base><text:ruby-text>はし</text:ruby-text></text:ruby><text:span text:style-name="T12">る。</text:span></text:p>
      <text:p text:style-name="P21">５．僕はいつも日本のアニメを見ている。</text:p>
      <text:p text:style-name="P22">６．海に行って、<text:ruby text:style-name="Ru1"><text:ruby-base>泳</text:ruby-base><text:ruby-text>およ</text:ruby-text></text:ruby>いだ。</text:p>
      <text:p text:style-name="P22">７．私は去年アフリカに行って、写真を撮った。</text:p>
      <text:p text:style-name="P23">８．昨日花の絵を<text:ruby text:style-name="Ru1"><text:ruby-base>描</text:ruby-base><text:ruby-text>か</text:ruby-text></text:ruby>いた。私は下手だった。</text:p>
      <text:p text:style-name="P24">９．昨日<text:ruby text:style-name="Ru1"><text:ruby-base>柔道</text:ruby-base><text:ruby-text>じゅうどう</text:ruby-text></text:ruby>をした。面白かった。でも、今日は体が痛い。</text:p>
      <text:p text:style-name="P25">１０．もう<text:ruby text:style-name="Ru1"><text:ruby-base>一度</text:ruby-base><text:ruby-text>いちど</text:ruby-text></text:ruby>言ってください。</text:p>
      <text:p text:style-name="P25">１１．もう<text:ruby text:style-name="Ru1"><text:ruby-base>一回</text:ruby-base><text:ruby-text>いっかい</text:ruby-text></text:ruby>日本に行きたいです。</text:p>
      <text:p text:style-name="P26"><text:span text:style-name="T13">１２．私は</text:span><text:ruby text:style-name="Ru1"><text:ruby-base><text:span text:style-name="T13">東京</text:span></text:ruby-base><text:ruby-text>とうきょう</text:ruby-text></text:ruby><text:span text:style-name="T13">に二</text:span><text:ruby text:style-name="Ru1"><text:ruby-base><text:span text:style-name="T13">回</text:span></text:ruby-base><text:ruby-text>かい</text:ruby-text></text:ruby><text:span text:style-name="T13">行ったことがあります。</text:span></text:p>
      <text:p text:style-name="P26"><text:span text:style-name="T13">１３．紙にこの漢字を三</text:span><text:ruby text:style-name="Ru1"><text:ruby-base><text:span text:style-name="T13">回</text:span></text:ruby-base><text:ruby-text>かい</text:ruby-text></text:ruby><text:span text:style-name="T13">書いてください。</text:span></text:p>
      <text:p text:style-name="P27">１４．<text:ruby text:style-name="Ru1"><text:ruby-base>今度</text:ruby-base><text:ruby-text>こんど</text:ruby-text></text:ruby>は私に<text:ruby text:style-name="Ru1"><text:ruby-base>手紙</text:ruby-base><text:ruby-text>てがみ</text:ruby-text></text:ruby>を書いてください。</text:p>
      <text:p text:style-name="P27">１５．三<text:ruby text:style-name="Ru1"><text:ruby-base>百</text:ruby-base><text:ruby-text>びゃく</text:ruby-text></text:ruby>六十<text:ruby text:style-name="Ru1"><text:ruby-base>度</text:ruby-base><text:ruby-text>ど</text:ruby-text></text:ruby><text:ruby text:style-name="Ru1"><text:ruby-base>回</text:ruby-base><text:ruby-text>まわ</text:ruby-text></text:ruby>ってください。</text:p>
      <text:p text:style-name="P27">１６．この水の<text:ruby text:style-name="Ru1"><text:ruby-base>温度</text:ruby-base><text:ruby-text>おんど</text:ruby-text></text:ruby>は十<text:ruby text:style-name="Ru1"><text:ruby-base>度</text:ruby-base><text:ruby-text>ど</text:ruby-text></text:ruby>です。</text:p>
      <text:p text:style-name="P27">１７．十二時まで漢字の勉強をしていたから、<text:ruby text:style-name="Ru1"><text:ruby-base>寝坊</text:ruby-base><text:ruby-text>ねぼう</text:ruby-text></text:ruby>しました。</text:p>
      <text:p text:style-name="P27">１８．写真を撮るから、そこで待っていてください。</text:p>
      <text:p text:style-name="P27"/>
      <text:p text:style-name="P28">Day 05/05/2025:</text:p>
      <text:p text:style-name="P27">１．十分後に起こしてください。</text:p>
      <text:p text:style-name="P27">２．もう一回日本に行きたいです。</text:p>
      <text:p text:style-name="P29">３．A: 先週コンサートはどうだった？　B: 本当に素晴らしかったよ。</text:p>
      <text:p text:style-name="P29">４．A: 昨日の映画はどうだった？<text:span text:style-name="T14">　B: とても面白かったです。</text:span></text:p>
      <text:p text:style-name="P30">５．母は背が高くなかった。</text:p>
      <text:p text:style-name="P30">６．昨日うちで仕事をしていなかった。</text:p>
      <text:p text:style-name="P27"/>
      <text:p text:style-name="P31">Exercises 07/05/2025:</text:p>
      <text:p text:style-name="P31">１．コーヒーが一つとケーキが一つ欲しいです。</text:p>
      <text:p text:style-name="P32">２．新しいスーツケースが買いたいです。</text:p>
      <text:p text:style-name="P32">３．ピザが食べたいです。</text:p>
      <text:p text:style-name="P32">４．私は日本が好きですから、着物が欲しいです。</text:p>
      <text:p text:style-name="P32">５．今日は母と本が読みたいです。</text:p>
      <text:p text:style-name="P32">６．日本の音楽が<text:ruby text:style-name="Ru1"><text:ruby-base>聴</text:ruby-base><text:ruby-text>き</text:ruby-text></text:ruby>きたいですか。</text:p>
      <text:p text:style-name="P32">７．来年は学校で<text:ruby text:style-name="Ru1"><text:ruby-base>書道</text:ruby-base><text:ruby-text>しょどう</text:ruby-text></text:ruby>がしたいです。</text:p>
      <text:p text:style-name="P33">８．あの古い本は欲しくないです。</text:p>
      <text:p text:style-name="P33">９．その小さい<text:ruby text:style-name="Ru1"><text:ruby-base>靴</text:ruby-base><text:ruby-text>くつ</text:ruby-text></text:ruby>は欲しくないです。</text:p>
      <text:p text:style-name="P34">１０．<text:ruby text:style-name="Ru1"><text:ruby-base>苺</text:ruby-base><text:ruby-text>いちご</text:ruby-text></text:ruby>のケーキは食べたくないです。</text:p>
      <text:p text:style-name="P34">１１．私はこのスーツケースが好きですから、新しいスーツケースは買いたくないです。</text:p>
      <text:p text:style-name="P34">１２．私は歌が<text:ruby text:style-name="Ru1"><text:ruby-base>下手</text:ruby-base><text:ruby-text>へた</text:ruby-text></text:ruby>ですから、歌いたくないです。</text:p>
      <text:p text:style-name="P34">１３．りんごが<text:ruby text:style-name="Ru1"><text:ruby-base>苦手</text:ruby-base><text:ruby-text>にがて</text:ruby-text></text:ruby>ですから、食べたくないです。</text:p>
      <text:p text:style-name="P34">１４．足が痛いですから、走りたくないです。</text:p>
      <text:p text:style-name="P35">１５．果物が嫌いですから、食べたくないです。</text:p>
      <text:p text:style-name="P35">１６．バスケットボールの<text:ruby text:style-name="Ru1"><text:ruby-base><text:span text:style-name="T15">練習</text:span></text:ruby-base><text:ruby-text>れんしゅう</text:ruby-text></text:ruby>はしたくないです。</text:p>
      <text:p text:style-name="P36">１７．明日から勉強をします。今日はしたくないです。</text:p>
      <text:p text:style-name="P36">１８．昨日はハンバーガーが食べたかったから。レストランに行きました。</text:p>
      <text:p text:style-name="P36">１９．勉強がしたくなかったから、友達の家に行きました。</text:p>
      <text:p text:style-name="P37">２０．私も<text:ruby text:style-name="Ru1"><text:ruby-base>京都</text:ruby-base><text:ruby-text>きょうと</text:ruby-text></text:ruby>に行きたくなかったです。</text:p>
      <text:p text:style-name="P37">２１．日本へ行きたいから、今日本語の勉強をしています。</text:p>
      <text:p text:style-name="P37">２２．<text:ruby text:style-name="Ru1"><text:ruby-base>忙</text:ruby-base><text:ruby-text>いそが</text:ruby-text></text:ruby>しかったから、行きたくないです。</text:p>
      <text:p text:style-name="P37">２３．<text:ruby text:style-name="Ru1"><text:ruby-base>熱</text:ruby-base><text:ruby-text>ねつ</text:ruby-text></text:ruby>があるから、学校へ行きたくないです。</text:p>
      <text:p text:style-name="P37">２４．日本語を勉強して、<text:ruby text:style-name="Ru1"><text:ruby-base>東京</text:ruby-base><text:ruby-text>とうきょう</text:ruby-text></text:ruby>に行きたいです。</text:p>
      <text:p text:style-name="P38"/>
      <text:p text:style-name="P38">Exercises 09/05/2025:</text:p>
      <text:p text:style-name="P38">１．日曜日はレストランに行って、映画を見ます。</text:p>
      <text:p text:style-name="P38">２．日曜日はレストランに行ったり、映画を見たりします。</text:p>
      <text:p text:style-name="P38">３．今日は絵を<text:ruby text:style-name="Ru1"><text:ruby-base>描</text:ruby-base><text:ruby-text>か</text:ruby-text></text:ruby>いたり、本を読んだりします。</text:p>
      <text:p text:style-name="P39">４．今日は勉強をしたり、運動をしたりしました。</text:p>
      <text:p text:style-name="P39">５．来年は日本に行ったり、アメリカに行ったりしたいです。</text:p>
      <text:p text:style-name="P39">６．昨日は友達とレストランに行ったり、映画を見たりしました。</text:p>
      <text:p text:style-name="P39">７．今日は勉強をしたり、<text:ruby text:style-name="Ru1"><text:ruby-base>歌</text:ruby-base><text:ruby-text>うた</text:ruby-text></text:ruby>ったりしたいです。</text:p>
      <text:p text:style-name="P40">８．先週は友達の家に行ったり、兄の家に行ったりしました。</text:p>
      <text:p text:style-name="P40">９．週末はお菓子作りをしたり、本を読んだりしたいです。</text:p>
      <text:p text:style-name="P40">１０．明日は絵を<text:ruby text:style-name="Ru1"><text:ruby-base>描</text:ruby-base><text:ruby-text>か</text:ruby-text></text:ruby>いたり、写真を<text:ruby text:style-name="Ru1"><text:ruby-base>撮</text:ruby-base><text:ruby-text>と</text:ruby-text></text:ruby>ったりします。</text:p>
      <text:p text:style-name="P40">１１．日本で<text:ruby text:style-name="Ru1"><text:ruby-base>茶道</text:ruby-base><text:ruby-text>さどう</text:ruby-text></text:ruby>をしたり、<text:ruby text:style-name="Ru1"><text:ruby-base>剣道</text:ruby-base><text:ruby-text>けんどう</text:ruby-text></text:ruby>をしたりしました。</text:p>
      <text:p text:style-name="P41">１２．今日は学校で勉強をしたり、家でゲームをしたりします。</text:p>
      <text:p text:style-name="P41">１３．本を読んだり、料理をしたりするのが好きです。</text:p>
      <text:p text:style-name="P41">１４．歌を歌ったり、映画を見たりすることが好きです。</text:p>
      <text:p text:style-name="P41">１５．私は<text:ruby text:style-name="Ru1"><text:ruby-base>寿司</text:ruby-base><text:ruby-text>すし</text:ruby-text></text:ruby>を食べたり、<text:ruby text:style-name="Ru1"><text:ruby-base>柔道</text:ruby-base><text:ruby-text>じゅうどう</text:ruby-text></text:ruby>をしたりするのが好きです。</text:p>
      <text:p text:style-name="P41">１６．ももかさんはアニメを見たり、<text:ruby text:style-name="Ru1"><text:ruby-base>漫画</text:ruby-base><text:ruby-text>まんが</text:ruby-text></text:ruby>を読んだりすることがとても好きです。</text:p>
      <text:p text:style-name="P38"/>
      <text:p text:style-name="P42">Exercises 10/05/2025:</text:p>
      <text:p text:style-name="P42">えいじさん（A）とあめぃあ（B）さんの会話。</text:p>
      <text:p text:style-name="P42">A: <text:ruby text:style-name="Ru1"><text:ruby-base>趣味</text:ruby-base><text:ruby-text>しゅみ</text:ruby-text></text:ruby>はありますか。</text:p>
      <text:p text:style-name="P42">B: はい、私は古いアニメを見たり、漫画を読んだりすることが好きです。</text:p>
      <text:p text:style-name="P42">A: 本当ですか。どんなアニメが好きですか。</text:p>
      <text:p text:style-name="P42">B: 古い<text:ruby text:style-name="Ru1"><text:ruby-base>少女</text:ruby-base><text:ruby-text>しょうじょ</text:ruby-text></text:ruby>アニメが好きです。セーラーメーンが大好きです。</text:p>
      <text:p text:style-name="P42">A: そうですか。アニメはよく見ますか。</text:p>
      <text:p text:style-name="P42">B: はい、古い<text:ruby text:style-name="Ru1"><text:ruby-base>少女</text:ruby-base><text:ruby-text>しょうじょ</text:ruby-text></text:ruby>アニメを見たり、新しいアニメを見たりします。</text:p>
      <text:p text:style-name="P42"/>
      <text:p text:style-name="P42">１．どうして日本が好きですか。</text:p>
      <text:p text:style-name="P42">２．どうして<text:ruby text:style-name="Ru1"><text:ruby-base>病院</text:ruby-base><text:ruby-text>びょういん</text:ruby-text></text:ruby>に行きますか。</text:p>
      <text:p text:style-name="P42">３．どうして漢字の<text:ruby text:style-name="Ru1"><text:ruby-base>練習</text:ruby-base><text:ruby-text>れんしゅう</text:ruby-text></text:ruby>をしていますか。</text:p>
      <text:p text:style-name="P42">４．来年、<text:ruby text:style-name="Ru1"><text:ruby-base>富士山</text:ruby-base><text:ruby-text>ふじさん</text:ruby-text></text:ruby>に<text:ruby text:style-name="Ru1"><text:ruby-base>登</text:ruby-base><text:ruby-text>のぼ</text:ruby-text></text:ruby>りたいです。</text:p>
      <text:p text:style-name="P42">５．朝、私の犬と<text:ruby text:style-name="Ru1"><text:ruby-base>散歩</text:ruby-base><text:ruby-text>さんぽ</text:ruby-text></text:ruby>します。</text:p>
      <text:p text:style-name="P42">６．今日は<text:ruby text:style-name="Ru1"><text:ruby-base>休日</text:ruby-base><text:ruby-text>きゅうじつ</text:ruby-text></text:ruby>ですから、散歩します。</text:p>
      <text:p text:style-name="P43">７．どうして富士山に登りましたか。</text:p>
      <text:p text:style-name="P43">８．仕事が忙しかったですから、<text:ruby text:style-name="Ru1"><text:ruby-base>疲</text:ruby-base><text:ruby-text>つか</text:ruby-text></text:ruby>れました。</text:p>
      <text:p text:style-name="P43">９．どうして日本語の勉強をしていますか。</text:p>
      <text:p text:style-name="P43">１０．雨が<text:ruby text:style-name="Ru1"><text:ruby-base>降</text:ruby-base><text:ruby-text>ふ</text:ruby-text></text:ruby>りませんでしたから、散歩します。</text:p>
      <text:p text:style-name="P44">１１．友達とサッカーをしたり、バスケットボールをしたりしたから、<text:ruby text:style-name="Ru1"><text:ruby-base>疲</text:ruby-base><text:ruby-text>つか</text:ruby-text></text:ruby>れました。</text:p>
      <text:p text:style-name="P44">１２．どうしてワンピースを読むことが好きですか。</text:p>
      <text:p text:style-name="P44">１３．仕事がありますから、映画を見ません。</text:p>
      <text:p text:style-name="P44">１４．今日はゲームをするから、散歩したくないです。</text:p>
      <text:p text:style-name="P44">１５．<text:ruby text:style-name="Ru1"><text:ruby-base>怪我</text:ruby-base><text:ruby-text>けが</text:ruby-text></text:ruby>をしたから、病院に行きます。</text:p>
      <text:p text:style-name="P44">１６．日本語でアニメを見たいから、日本語の勉強をします。</text:p>
      <text:p text:style-name="P44">１７．今日は料理をするから、レストランに行きません。</text:p>
      <text:p text:style-name="P44">１８．この靴は大きいから、欲しくないです。</text:p>
      <text:p text:style-name="P44">１９．この鞄は新しいから、好きです。</text:p>
      <text:p text:style-name="P44">２０．漢字は面白いから、勉強しましょう。</text:p>
      <text:p text:style-name="P44">２１．富士山はきれいだから、写真を撮りたいです。</text:p>
      <text:p text:style-name="P44">２２．この本が好きだから、欲しいです。</text:p>
      <text:p text:style-name="P44">２３．寿司が好きだから、日本に行きたいです。</text:p>
      <text:p text:style-name="P42"/>
      <text:p text:style-name="P45">Exercises 12/05/2025:</text:p>
      <text:p text:style-name="P45">１．十二時ですから、昼ご飯を食べましょう。</text:p>
      <text:p text:style-name="P45">２．仕事がありますから、行けません。</text:p>
      <text:p text:style-name="P45">３．<text:ruby text:style-name="Ru1"><text:ruby-base>怪我</text:ruby-base><text:ruby-text>けが</text:ruby-text></text:ruby>をしましたから、<text:ruby text:style-name="Ru1"><text:ruby-base>病院</text:ruby-base><text:ruby-text>びょういん</text:ruby-text></text:ruby>に行きます。</text:p>
      <text:p text:style-name="P45">４．仕事がありますから、映画を見ません。</text:p>
      <text:p text:style-name="P46">５．今日はゲームをするから、散歩したくないです。</text:p>
      <text:p text:style-name="P46">６．日本語でアニメが見たいから、日本語の勉強をします。</text:p>
      <text:p text:style-name="P47">７．今日は料理をするから、レストランに行きません。</text:p>
      <text:p text:style-name="P47">８．この靴は大きいから、欲しくないです。</text:p>
      <text:p text:style-name="P47">９．このアニメは面白いから、大好きです。</text:p>
      <text:p text:style-name="P47">１０．富士山はきれいだから、写真を撮りたいです。</text:p>
      <text:p text:style-name="P47">１１．寿司が好きだから、日本に行きたいです。</text:p>
      <text:p text:style-name="P47">１２．A: どうして疲れていますか。B: 仕事が忙しかったからです。</text:p>
      <text:p text:style-name="P47"/>
      <text:p text:style-name="P47">ー＞<text:span text:style-name="T16">　</text:span>ジョンさん（A）とロビンさん（B）の会話。</text:p>
      <text:p text:style-name="P48">A: ロビンさんはどうして日本語が好きですか。</text:p>
      <text:p text:style-name="P48">B: 日本の音楽が好きだから、日本語が好きです。</text:p>
      <text:p text:style-name="P48">A: どんな音楽が好きですか。</text:p>
      <text:p text:style-name="P48">B: 日本のJ-popが好きです。</text:p>
      <text:p text:style-name="P48">A: 本当ですか。私も好きです。どうして好きですか。</text:p>
      <text:p text:style-name="P48">B: とても面白いからです、ジョンさんはどうして好きですか。</text:p>
      <text:p text:style-name="P48">A: 日本のアイドルがすごく好きだからです。</text:p>
      <text:p text:style-name="P42"/>
      <text:p text:style-name="P38">１３．週末はお菓子<text:ruby text:style-name="Ru1"><text:ruby-base>作</text:ruby-base><text:ruby-text>づく</text:ruby-text></text:ruby>りをしたり、本を読んだりしたいです。</text:p>
      <text:p text:style-name="P38">１４．お菓子<text:ruby text:style-name="Ru1"><text:ruby-base>作</text:ruby-base><text:ruby-text>づく</text:ruby-text></text:ruby>りをしたり、テニスをしたりことが好きです。</text:p>
      <text:p text:style-name="P38">１５．どうして漢字の<text:ruby text:style-name="Ru1"><text:ruby-base>練習</text:ruby-base><text:ruby-text>れんしゅう</text:ruby-text></text:ruby>をしていますか。</text:p>
      <text:p text:style-name="P49">１６．友達とサッカーをしたり、バスケットボールをしたりから、疲れました。</text:p>
      <text:p text:style-name="P50">１７．足が痛いですから、走りたくないです。</text:p>
      <text:p text:style-name="P50">１８．明日レストランに行ったり、映画を見たります。</text:p>
      <text:p text:style-name="P51">１９．今日は学校で勉強をしたり、家でゲームをしたりします。</text:p>
      <text:p text:style-name="P51">２０．勉強をしたくなかったから、友達の家に行きました。</text:p>
      <text:p text:style-name="P52">２１．明日から勉強をします、今はしたくないです。</text:p>
      <text:p text:style-name="P53"/>
      <text:p text:style-name="P54">Exercises 17/05/2025:</text:p>
      <text:p text:style-name="P54">１．私の兄は<text:ruby text:style-name="Ru1"><text:ruby-base>海外</text:ruby-base><text:ruby-text>かいがい</text:ruby-text></text:ruby>に住んでいます。</text:p>
      <text:p text:style-name="P54">２．<text:ruby text:style-name="Ru1"><text:ruby-base>海外</text:ruby-base><text:ruby-text>かいがい</text:ruby-text></text:ruby>で<text:ruby text:style-name="Ru1"><text:ruby-base>観光</text:ruby-base><text:ruby-text>かんこう</text:ruby-text></text:ruby>したり、ご飯を食べたりしたいです。</text:p>
      <text:p text:style-name="P54">３．去年、<text:ruby text:style-name="Ru1"><text:ruby-base>外国</text:ruby-base><text:ruby-text>がいこく</text:ruby-text></text:ruby>に<text:ruby text:style-name="Ru1"><text:ruby-base>旅行</text:ruby-base><text:ruby-text>りょこう</text:ruby-text></text:ruby>したり、<text:ruby text:style-name="Ru1"><text:ruby-base>留学</text:ruby-base><text:ruby-text>りゅうがく</text:ruby-text></text:ruby>したりしました。</text:p>
      <text:p text:style-name="P54"/>
      <text:p text:style-name="P54">A: えりさんは来年何がしたいですか。</text:p>
      <text:p text:style-name="P54">B: 来年は海外に留学したいです。</text:p>
      <text:p text:style-name="P54">A: へえ、どの国に留学したいですか。</text:p>
      <text:p text:style-name="P54">B: 中国に行きたいですね。中国語の勉強をしたり、観光したりしたいです。</text:p>
      <text:p text:style-name="P54">A: そうですか。私も外国に行きたいです。</text:p>
      <text:p text:style-name="P54">B: 本当ですか。どこに行きたいですか。</text:p>
      <text:p text:style-name="P54">A: 私はアメリカの出身ですから、アメリカの家に帰りたいです。</text:p>
      <text:p text:style-name="P54"/>
      <text:p text:style-name="P54">４．日本の<text:ruby text:style-name="Ru1"><text:ruby-base>国内</text:ruby-base><text:ruby-text>こくない</text:ruby-text></text:ruby>を旅行しましょう。</text:p>
      <text:p text:style-name="P55">５．学校の入口に人がいます。</text:p>
      <text:p text:style-name="P55">６．日本の漫画は<text:ruby text:style-name="Ru1"><text:ruby-base>海外</text:ruby-base><text:ruby-text>かいがい</text:ruby-text></text:ruby>で有名です。</text:p>
      <text:p text:style-name="P55">７．外国に寿司はありますか。</text:p>
      <text:p text:style-name="P56">８．この映画を見たことがあります。</text:p>
      <text:p text:style-name="P56">９．日本に行ったことがあります。</text:p>
      <text:p text:style-name="P57">１０．漫画を読んだことがありますか。</text:p>
      <text:p text:style-name="P57">１１．<text:ruby text:style-name="Ru1"><text:ruby-base>彼氏</text:ruby-base><text:ruby-text>かれし</text:ruby-text></text:ruby>と<text:ruby text:style-name="Ru1"><text:ruby-base>広島</text:ruby-base><text:ruby-text>ひろしま</text:ruby-text></text:ruby>に行ったことがあります。</text:p>
      <text:p text:style-name="P58">１２．ラーメンは食べたことがありません。</text:p>
      <text:p text:style-name="P58">１３．テニスをしたことがないです。</text:p>
      <text:p text:style-name="P58">１４．私は東京と奈良に行ったことがあります。長崎に行ったことがないです。</text:p>
      <text:p text:style-name="P53"/>
      <text:p text:style-name="P59">Exercises 23/05/2025:</text:p>
      <text:p text:style-name="P59">男の人と女の人の会話（A: 男の人、B: 女の人）</text:p>
      <text:p text:style-name="P59">A: 来年の夏は旅行がしたいな。</text:p>
      <text:p text:style-name="P59">B: どこに行きたいの？</text:p>
      <text:p text:style-name="P59">A: そうだね。海外に行きたいよ。</text:p>
      <text:p text:style-name="P59">B: どうして？</text:p>
      <text:p text:style-name="P59">A: 海外に行ったことがないから、行きたい。</text:p>
      <text:p text:style-name="P59">B: 私は四国に行きたいな。</text:p>
      <text:p text:style-name="P59">A: 四国で何がしたいの？</text:p>
      <text:p text:style-name="P59">B: 美味しいうどんを食べたり、観光したりしたい。</text:p>
      <text:p text:style-name="P59">A: それもいいね。</text:p>
      <text:p text:style-name="P59"/>
      <text:p text:style-name="P59">ー＞　日本に留学する。</text:p>
      <text:p text:style-name="P60">私は来年、海外に留学したいです。日本に行ったことがないから、日本の学校に留学して、日本語の勉強をしたいです。週末は<text:ruby text:style-name="Ru1"><text:ruby-base>京都</text:ruby-base><text:ruby-text>きょうと</text:ruby-text></text:ruby>に行ったり、美味しいご飯を食べたりしたいです。</text:p>
      <text:p text:style-name="P38"/>
      <text:p text:style-name="P38">ー＞　日本に国内の旅行する。</text:p>
      <text:p text:style-name="P38">私は日本に<text:ruby text:style-name="Ru1"><text:ruby-base>住</text:ruby-base><text:ruby-text>す</text:ruby-text></text:ruby>んでいます。<text:ruby text:style-name="Ru1"><text:ruby-base>外国</text:ruby-base><text:ruby-text>がいこく</text:ruby-text></text:ruby>に行ったことがありませんが、日本の<text:ruby text:style-name="Ru1"><text:ruby-base>国内</text:ruby-base><text:ruby-text>こくない</text:ruby-text></text:ruby>を<text:ruby text:style-name="Ru1"><text:ruby-base>旅行</text:ruby-base><text:ruby-text>りょこう</text:ruby-text></text:ruby>したことがあります。<text:ruby text:style-name="Ru1"><text:ruby-base>二</text:ruby-base><text:ruby-text>に</text:ruby-text></text:ruby><text:ruby text:style-name="Ru1"><text:ruby-base>年前</text:ruby-base><text:ruby-text>ねんまえ</text:ruby-text></text:ruby>、<text:ruby text:style-name="Ru1"><text:ruby-base>大阪</text:ruby-base><text:ruby-text>おおさか</text:ruby-text></text:ruby>に行ったり、<text:ruby text:style-name="Ru1"><text:ruby-base>北海道</text:ruby-base><text:ruby-text>ほっかいどう</text:ruby-text></text:ruby>に行ったりしました。<text:ruby text:style-name="Ru1"><text:ruby-base>去年</text:ruby-base><text:ruby-text>きょねん</text:ruby-text></text:ruby>は<text:ruby text:style-name="Ru1"><text:ruby-base>沖縄</text:ruby-base><text:ruby-text>おきなわ</text:ruby-text></text:ruby>に行ったから、<text:ruby text:style-name="Ru1"><text:ruby-base>今年</text:ruby-base><text:ruby-text>ことし</text:ruby-text></text:ruby>は<text:ruby text:style-name="Ru1"><text:ruby-base>広島</text:ruby-base><text:ruby-text>ひろしま</text:ruby-text></text:ruby>に行きたいです。</text:p>
      <text:p text:style-name="P38"/>
      <text:p text:style-name="P38">ー＞　日曜日は友達と温泉に行きます。</text:p>
      <text:p text:style-name="P38">ありささんは<text:ruby text:style-name="Ru1"><text:ruby-base>箱根</text:ruby-base><text:ruby-text>はこね</text:ruby-text></text:ruby>の<text:ruby text:style-name="Ru1"><text:ruby-base>出身</text:ruby-base><text:ruby-text>しゅっしん</text:ruby-text></text:ruby>です。<text:ruby text:style-name="Ru1"><text:ruby-base>箱根</text:ruby-base><text:ruby-text>はこね</text:ruby-text></text:ruby>は<text:ruby text:style-name="Ru1"><text:ruby-base>温泉</text:ruby-base><text:ruby-text>おんせん</text:ruby-text></text:ruby>が<text:ruby text:style-name="Ru1"><text:ruby-base>有名</text:ruby-base><text:ruby-text>ゆうめい</text:ruby-text></text:ruby>です。日曜日は、<text:ruby text:style-name="Ru1"><text:ruby-base>箱根</text:ruby-base><text:ruby-text>はこね</text:ruby-text></text:ruby>に帰って、友達と一緒に<text:ruby text:style-name="Ru1"><text:ruby-base>温泉</text:ruby-base><text:ruby-text>おんせん</text:ruby-text></text:ruby>に<text:ruby text:style-name="Ru1"><text:ruby-base>入</text:ruby-base><text:ruby-text>はい</text:ruby-text></text:ruby>ったり、<text:ruby text:style-name="Ru1"><text:ruby-base>浴衣</text:ruby-base><text:ruby-text>ゆかた</text:ruby-text></text:ruby>を<text:ruby text:style-name="Ru1"><text:ruby-base>着</text:ruby-base><text:ruby-text>き</text:ruby-text></text:ruby>たりします。</text:p>
      <text:p text:style-name="P38"/>
      <text:p text:style-name="P61">１．私の兄は海外に住んでいます。</text:p>
      <text:p text:style-name="P61">２．去年、外国に旅行したり、留学したりしました。</text:p>
      <text:p text:style-name="P61">３．<text:ruby text:style-name="Ru1"><text:ruby-base>箱根</text:ruby-base><text:ruby-text>はこね</text:ruby-text></text:ruby>の<text:ruby text:style-name="Ru1"><text:ruby-base>温泉</text:ruby-base><text:ruby-text>おんせん</text:ruby-text></text:ruby>に行ったことがあります。</text:p>
      <text:p text:style-name="P62">４．日本の<text:ruby text:style-name="Ru1"><text:ruby-base>漫画</text:ruby-base><text:ruby-text>まんが</text:ruby-text></text:ruby>は海外で有名です。</text:p>
      <text:p text:style-name="P62">５．私は日本の<text:ruby text:style-name="Ru1"><text:ruby-base>大阪</text:ruby-base><text:ruby-text>おおさか</text:ruby-text></text:ruby>の<text:ruby text:style-name="Ru1"><text:ruby-base>出身</text:ruby-base><text:ruby-text>しゅっしん</text:ruby-text></text:ruby>です。</text:p>
      <text:p text:style-name="P62">６．<text:ruby text:style-name="Ru1"><text:ruby-base>彼氏</text:ruby-base><text:ruby-text>かれし</text:ruby-text></text:ruby>と<text:ruby text:style-name="Ru1"><text:ruby-base>広島</text:ruby-base><text:ruby-text>ひろしま</text:ruby-text></text:ruby>に行ったことがあります。</text:p>
      <text:p text:style-name="P38">７．明日は日曜日だけど、仕事に行く。</text:p>
      <text:p text:style-name="P38"/>
      <text:p text:style-name="P63">Exercises 25/05/2025:</text:p>
      <text:p text:style-name="P63"/>
      <text:p text:style-name="P63">ー＞<text:span text:style-name="T17">　</text:span>(A)エミさんと(B)アンドリューさんの天気の会話。</text:p>
      <text:p text:style-name="P63">A: 今日は空がきれいですね。</text:p>
      <text:p text:style-name="P63">B: そうですね。でも、昼から雨が降りますよ。</text:p>
      <text:p text:style-name="P63">A: 本当ですか。いつ止みますか。</text:p>
      <text:p text:style-name="P63">B: 明日まで止みません。</text:p>
      <text:p text:style-name="P63">A: そうですか。日曜日の天気はどうですか。</text:p>
      <text:p text:style-name="P63">B: 日曜日は雨が降りませんが、曇りです。</text:p>
      <text:p text:style-name="P63">A: 本当ですか。今週の天気は悪いですね。</text:p>
      <text:p text:style-name="P38"/>
      <text:p text:style-name="P38">１．私の犬は雨が好きです。</text:p>
      <text:p text:style-name="P38">２．私の好きな日本食は天ぷらです。</text:p>
      <text:p text:style-name="P64">３．今日は雨が降っていますが、明日の天気はどうですか。</text:p>
      <text:p text:style-name="P65"/>
      <text:p text:style-name="P66">Day 27/05/2025:</text:p>
      <text:p text:style-name="P66">１．今日は多分雨でしょう。</text:p>
      <text:p text:style-name="P66">２．明日の天気は晴れでしょう。</text:p>
      <text:p text:style-name="P66">３．あの寿司は美味しいでしょう。</text:p>
      <text:p text:style-name="P66">４．彼女は絵が上手でしょう。</text:p>
      <text:p text:style-name="P64">５．今日は雨が降るでしょう。</text:p>
      <text:p text:style-name="P64">６．今日は<text:ruby text:style-name="Ru1"><text:ruby-base>渋谷</text:ruby-base><text:ruby-text>しぶや</text:ruby-text></text:ruby>に行くでしょう。</text:p>
      <text:p text:style-name="P64">７．八時まで雪が止まないでしょう。</text:p>
      <text:p text:style-name="P64">８．今日は午後から雨が降るでしょう。</text:p>
      <text:p text:style-name="P64">９．今は雨が降っています。午後５時に雨が止めでしょう。</text:p>
      <text:p text:style-name="P64">１０．<text:ruby text:style-name="Ru1"><text:ruby-base>東京</text:ruby-base><text:ruby-text>とうきょう</text:ruby-text></text:ruby>は今日多分曇りでしょう。</text:p>
      <text:p text:style-name="P64">１１．<text:ruby text:style-name="Ru1"><text:ruby-base>涼介</text:ruby-base><text:ruby-text>りょうすけ</text:ruby-text></text:ruby>さんは多分料理が上手でしょう。</text:p>
      <text:p text:style-name="P64">１２．母は多分うちにいます。</text:p>
      <text:p text:style-name="P64">１３．多分雨が降ります。</text:p>
      <text:p text:style-name="P64">１４．彼は多分来ません。</text:p>
      <text:p text:style-name="P64">１５．明日は多分雨が降るから、外に行きません。</text:p>
      <text:p text:style-name="P67"/>
      <text:p text:style-name="P68">２０２５年０６月０２日の演習：</text:p>
      <text:p text:style-name="P69">日本の<text:ruby text:style-name="Ru1"><text:ruby-base>四季</text:ruby-base><text:ruby-text>しき</text:ruby-text></text:ruby>は<text:ruby text:style-name="Ru1"><text:ruby-base>夏</text:ruby-base><text:ruby-text>なつ</text:ruby-text></text:ruby>と<text:ruby text:style-name="Ru1"><text:ruby-base>秋</text:ruby-base><text:ruby-text>あき</text:ruby-text></text:ruby>と<text:ruby text:style-name="Ru1"><text:ruby-base>春</text:ruby-base><text:ruby-text>はる</text:ruby-text></text:ruby>と<text:ruby text:style-name="Ru1"><text:ruby-base>冬</text:ruby-base><text:ruby-text>ふゆ</text:ruby-text></text:ruby>です。</text:p>
      <text:p text:style-name="P70">１．夏は<text:ruby text:style-name="Ru1"><text:ruby-base>祭</text:ruby-base><text:ruby-text>まつ</text:ruby-text></text:ruby>りに行きましょう。</text:p>
      <text:p text:style-name="P70">２．冬に雪が降ります。</text:p>
      <text:p text:style-name="P71">３．冬に<text:ruby text:style-name="Ru1"><text:ruby-base>鎌倉</text:ruby-base><text:ruby-text>かまくら</text:ruby-text></text:ruby>に行きます。</text:p>
      <text:p text:style-name="P72">４．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70">５．父の誕生日は夏にあります。母の誕生日は秋にあります。</text:p>
      <text:p text:style-name="P73"/>
      <text:p text:style-name="P74">ー＞　じゅりさん<text:span text:style-name="T18">(A)</text:span>とりょたさん<text:span text:style-name="T18">(B)</text:span>の会話。</text:p>
      <text:p text:style-name="P64">A: 好きな季節はいつですか。</text:p>
      <text:p text:style-name="P64">B: 私は春が好きです。</text:p>
      <text:p text:style-name="P64">A: どうして春が好きですか。</text:p>
      <text:p text:style-name="P64">B: 私は桜がとても好きだから、春が好きです。</text:p>
      <text:p text:style-name="P64">A: そうですか。桜はきれいですね。私は夏が好きです。</text:p>
      <text:p text:style-name="P64">B: どうしてですか。</text:p>
      <text:p text:style-name="P64">A: 私は海が好きだから、暑い夏がとても好きです。</text:p>
      <text:p text:style-name="P64"/>
      <text:p text:style-name="P64">２０２５年０６月０５日演習：</text:p>
      <text:p text:style-name="P64">１．私の犬は夏の海に行くことが好きです。</text:p>
      <text:p text:style-name="P64">２．秋の木と空はとてもきれいです。</text:p>
      <text:p text:style-name="P64">３．冬は寒いから、外に<text:ruby text:style-name="Ru1"><text:ruby-base>出</text:ruby-base><text:ruby-text>で</text:ruby-text></text:ruby>ません。</text:p>
      <text:p text:style-name="P64">４．今日の天気は晴れでしょう。明日の<text:ruby text:style-name="Ru1"><text:ruby-base>予報</text:ruby-base><text:ruby-text>よほう</text:ruby-text></text:ruby>は雨です。</text:p>
      <text:p text:style-name="P64">５．明日の<text:ruby text:style-name="Ru1"><text:ruby-base>天気</text:ruby-base><text:ruby-text>てんき</text:ruby-text></text:ruby><text:ruby text:style-name="Ru1"><text:ruby-base>予報</text:ruby-base><text:ruby-text>よほう</text:ruby-text></text:ruby>です。</text:p>
      <text:p text:style-name="P64">６．日本の<text:ruby text:style-name="Ru1"><text:ruby-base>気候</text:ruby-base><text:ruby-text>きこう</text:ruby-text></text:ruby>はどうですか。</text:p>
      <text:p text:style-name="P64">７．<text:ruby text:style-name="Ru1"><text:ruby-base>北海</text:ruby-base><text:ruby-text>はっかい</text:ruby-text></text:ruby><text:ruby text:style-name="Ru1"><text:ruby-base>度</text:ruby-base><text:ruby-text>ど</text:ruby-text></text:ruby>の<text:ruby text:style-name="Ru1"><text:ruby-base>気候</text:ruby-base><text:ruby-text>きこう</text:ruby-text></text:ruby>は<text:ruby text:style-name="Ru1"><text:ruby-base>涼</text:ruby-base><text:ruby-text>すず</text:ruby-text></text:ruby>しいです。</text:p>
      <text:p text:style-name="P64">８．今日は<text:ruby text:style-name="Ru1"><text:ruby-base>午後</text:ruby-base><text:ruby-text>ごご</text:ruby-text></text:ruby>から<text:ruby text:style-name="Ru1"><text:ruby-base>涼</text:ruby-base><text:ruby-text>すず</text:ruby-text></text:ruby>しいでしょう。</text:p>
      <text:p text:style-name="P64">９．秋は涼しいです。冬は寒いです。</text:p>
      <text:p text:style-name="P64">１０．春は暖かいです。夏は暑いです。</text:p>
      <text:p text:style-name="P64">１１．九州の気候はとても暖かいです。</text:p>
      <text:p text:style-name="P75"><text:span text:style-name="T19">１２．</text:span><text:span text:style-name="T20">私はサンパウロに住んでいます。今日は０６月です。今は秋です。サンパウロの秋は少し涼しいです。気温は約１８度です。</text:span></text:p>
      <text:p text:style-name="P64"/>
      <text:p text:style-name="P76">２０２５年０６月０８日演習：</text:p>
      <text:p text:style-name="P76">１．雨だった。雪じゃなかった。晴れだ。曇りじゃない。</text:p>
      <text:p text:style-name="P76">２．A: 昨日の天気はどうだった？　B: 晴れだった。</text:p>
      <text:p text:style-name="P76">３．Polite: 明日は晴れでしょう。　Casual <text:span text:style-name="T21">masculine</text:span>: 明日は晴れだろう。　Casual bot<text:span text:style-name="T21">h: 明日は多分はれ。</text:span></text:p>
      <text:p text:style-name="P76">４．今年の冬は寒いだろう。</text:p>
      <text:p text:style-name="P76">５．このケーキは美味しいだろう。</text:p>
      <text:p text:style-name="P76">６．友達は多分学校に<text:ruby text:style-name="Ru1"><text:ruby-base>来</text:ruby-base><text:ruby-text>こ</text:ruby-text></text:ruby>ない。</text:p>
      <text:p text:style-name="P76">７．A: マリちゃんはパーティーに来る？<text:span text:style-name="T22">　B: ううん、明日午前７時から仕事があるから、多分</text:span><text:ruby text:style-name="Ru1"><text:ruby-base><text:span text:style-name="T22">来</text:span></text:ruby-base><text:ruby-text>こ</text:ruby-text></text:ruby><text:span text:style-name="T22">ないよ。</text:span></text:p>
      <text:p text:style-name="P76">８．今日はとても寒いから、雪が降るかも。</text:p>
      <text:p text:style-name="P77">９．空がとても黒いから、もうすぐ雨が降るかもしれない。</text:p>
      <text:p text:style-name="P78">１０．空がとても黒いから、雨が降るかも。</text:p>
      <text:p text:style-name="P78">１１．今日は寒いから、雪が降るだろう。</text:p>
      <text:p text:style-name="P78">１２．とても暑いから、海で泳ぎたい。</text:p>
      <text:p text:style-name="P79">１３．<text:ruby text:style-name="Ru1"><text:ruby-base>朝</text:ruby-base><text:ruby-text>あさ</text:ruby-text></text:ruby>に<text:ruby text:style-name="Ru1"><text:ruby-base>起</text:ruby-base><text:ruby-text>お</text:ruby-text></text:ruby>きて、<text:ruby text:style-name="Ru1"><text:ruby-base>昼</text:ruby-base><text:ruby-text>ひる</text:ruby-text></text:ruby>に仕事をして、夕方にご<text:ruby text:style-name="Ru1"><text:ruby-base>飯</text:ruby-base><text:ruby-text>はん</text:ruby-text></text:ruby>を<text:ruby text:style-name="Ru1"><text:ruby-base>食</text:ruby-base><text:ruby-text>た</text:ruby-text></text:ruby>べて、<text:ruby text:style-name="Ru1"><text:ruby-base>夜</text:ruby-base><text:ruby-text>よる</text:ruby-text></text:ruby>に<text:ruby text:style-name="Ru1"><text:ruby-base>寝</text:ruby-base><text:ruby-text>ね</text:ruby-text></text:ruby>ます。</text:p>
      <text:p text:style-name="P79">１４．<text:ruby text:style-name="Ru1"><text:ruby-base>今朝</text:ruby-base><text:ruby-text>けさ</text:ruby-text></text:ruby>は８時に起きました。</text:p>
      <text:p text:style-name="P79">１５．<text:ruby text:style-name="Ru1"><text:ruby-base>今夜</text:ruby-base><text:ruby-text>こんや</text:ruby-text></text:ruby>はレストランに行きませんか。</text:p>
      <text:p text:style-name="P79">１６．<text:ruby text:style-name="Ru1"><text:ruby-base>今晩</text:ruby-base><text:ruby-text>こんばん</text:ruby-text></text:ruby>は友達とカラオケに行きます。</text:p>
      <text:p text:style-name="P79">１７．<text:ruby text:style-name="Ru1"><text:ruby-base>昼休</text:ruby-base><text:ruby-text>ひるやす</text:ruby-text></text:ruby>みは彼女と一緒に<text:ruby text:style-name="Ru1"><text:ruby-base>昼食</text:ruby-base><text:ruby-text>ちゅうしょく</text:ruby-text></text:ruby>を<text:ruby text:style-name="Ru1"><text:ruby-base>食</text:ruby-base><text:ruby-text>た</text:ruby-text></text:ruby>べます。</text:p>
      <text:p text:style-name="P79">１８．私は<text:ruby text:style-name="Ru1"><text:ruby-base>毎晩</text:ruby-base><text:ruby-text>まいばん</text:ruby-text></text:ruby>１２時に<text:ruby text:style-name="Ru1"><text:ruby-base>夜食</text:ruby-base><text:ruby-text>やしょく</text:ruby-text></text:ruby>を<text:ruby text:style-name="Ru1"><text:ruby-base>食</text:ruby-base><text:ruby-text>た</text:ruby-text></text:ruby>べます。</text:p>
      <text:p text:style-name="P79"/>
      <text:p text:style-name="P79">Weather's <text:span text:style-name="T23">forecast:</text:span></text:p>
      <text:p text:style-name="P79">明日の天気です。明日、<text:ruby text:style-name="Ru1"><text:ruby-base>東京</text:ruby-base><text:ruby-text>とうきょう</text:ruby-text></text:ruby>は<text:ruby text:style-name="Ru1"><text:ruby-base>朝</text:ruby-base><text:ruby-text>あさ</text:ruby-text></text:ruby>から<text:ruby text:style-name="Ru1"><text:ruby-base>夜</text:ruby-base><text:ruby-text>よる</text:ruby-text></text:ruby>まで雨が<text:ruby text:style-name="Ru1"><text:ruby-base>降</text:ruby-base><text:ruby-text>ふ</text:ruby-text></text:ruby>るでしょう。<text:ruby text:style-name="Ru1"><text:ruby-base>大阪</text:ruby-base><text:ruby-text>おおさか</text:ruby-text></text:ruby>は朝から晴れでしょう。<text:ruby text:style-name="Ru1"><text:ruby-base>名古屋</text:ruby-base><text:ruby-text>なごや</text:ruby-text></text:ruby>は<text:ruby text:style-name="Ru1"><text:ruby-base>朝</text:ruby-base><text:ruby-text>あさ</text:ruby-text></text:ruby>から<text:ruby text:style-name="Ru1"><text:ruby-base>昼</text:ruby-base><text:ruby-text>ひる</text:ruby-text></text:ruby>まで<text:ruby text:style-name="Ru1"><text:ruby-base>曇</text:ruby-base><text:ruby-text>くも</text:ruby-text></text:ruby>りですが、昼から<text:ruby text:style-name="Ru1"><text:ruby-base>雪</text:ruby-base><text:ruby-text>ゆき</text:ruby-text></text:ruby>が<text:ruby text:style-name="Ru1"><text:ruby-base>降</text:ruby-base><text:ruby-text>ふ</text:ruby-text></text:ruby>るでしょう。</text:p>
      <text:p text:style-name="P79"/>
      <text:p text:style-name="P79">日本の春の旅行：</text:p>
      <text:p text:style-name="P79">来年の春は、多分日本に行くでしょう。日本の春の気候は暖かいです。京都で桜を見るかもしれません。秋も京都に行きたいですが、多分今年は行きません。</text:p>
      <text:p text:style-name="P79"/>
      <text:p text:style-name="P64">２０２５年０６月１２日演習：</text:p>
      <text:p text:style-name="P80">All means dinner: 夕ご飯、夜ご飯、晩ご飯。</text:p>
      <text:p text:style-name="P64">１．<text:ruby text:style-name="Ru1"><text:ruby-base>昼休</text:ruby-base><text:ruby-text>ひるやす</text:ruby-text></text:ruby>みは彼女と<text:ruby text:style-name="Ru1"><text:ruby-base>昼食</text:ruby-base><text:ruby-text>ちゅうしょく</text:ruby-text></text:ruby>を<text:ruby text:style-name="Ru1"><text:ruby-base>食</text:ruby-base><text:ruby-text>た</text:ruby-text></text:ruby>べます。</text:p>
      <text:p text:style-name="P64">２．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64">３．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81">４．東京は今日多分<text:ruby text:style-name="Ru1"><text:ruby-base>曇</text:ruby-base><text:ruby-text>くも</text:ruby-text></text:ruby>りでしょう。</text:p>
      <text:p text:style-name="P82">５．明日は朝から雪が降ります。</text:p>
      <text:p text:style-name="P82">６．A: あの人は誰ですか。<text:span text:style-name="T24">　B: あれは多分はやとさんです。</text:span></text:p>
      <text:p text:style-name="P82">７．空がとても黒いから、もうすぐ雨が降るかもしれない。</text:p>
      <text:p text:style-name="P83">８．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83"/>
      <text:p text:style-name="P84">２０２５年０６月１３日演習：</text:p>
      <text:p text:style-name="P84">こんにちは！今日の天気はどうですか。</text:p>
      <text:p text:style-name="P85"><text:ruby text:style-name="Ru1"><text:ruby-base>雨</text:ruby-base><text:ruby-text>あめ</text:ruby-text></text:ruby>が<text:ruby text:style-name="Ru1"><text:ruby-base>降</text:ruby-base><text:ruby-text>ふ</text:ruby-text></text:ruby>る、<text:ruby text:style-name="Ru1"><text:ruby-base>雪</text:ruby-base><text:ruby-text>ゆき</text:ruby-text></text:ruby>が<text:ruby text:style-name="Ru1"><text:ruby-base>降る</text:ruby-base><text:ruby-text>ふ</text:ruby-text></text:ruby>、<text:ruby text:style-name="Ru1"><text:ruby-base>天気</text:ruby-base><text:ruby-text>てんき</text:ruby-text></text:ruby>が<text:ruby text:style-name="Ru1"><text:ruby-base>降</text:ruby-base><text:ruby-text>ふ</text:ruby-text></text:ruby>る、<text:ruby text:style-name="Ru1"><text:ruby-base>天気</text:ruby-base><text:ruby-text>てんき</text:ruby-text></text:ruby>が<text:ruby text:style-name="Ru1"><text:ruby-base>悪</text:ruby-base><text:ruby-text>わる</text:ruby-text></text:ruby>い、<text:ruby text:style-name="Ru1"><text:ruby-base>空</text:ruby-base><text:ruby-text>そら</text:ruby-text></text:ruby>がきれい、<text:ruby text:style-name="Ru1"><text:ruby-base>晴</text:ruby-base><text:ruby-text>は</text:ruby-text></text:ruby>れ、<text:ruby text:style-name="Ru1"><text:ruby-base>曇</text:ruby-base><text:ruby-text>くも</text:ruby-text></text:ruby>り、<text:ruby text:style-name="Ru1"><text:ruby-base>雨</text:ruby-base><text:ruby-text>あめ</text:ruby-text></text:ruby>が<text:ruby text:style-name="Ru1"><text:ruby-base>止</text:ruby-base><text:ruby-text>や</text:ruby-text></text:ruby>む。</text:p>
      <text:p text:style-name="P86">１．A: <text:ruby text:style-name="Ru1"><text:ruby-base>東京</text:ruby-base><text:ruby-text>とうきょう</text:ruby-text></text:ruby>の今日の天気はどうですか。　B: そうですね。朝は晴れでした。でも、午後から雨が降っていますね。</text:p>
      <text:p text:style-name="P64"><text:span text:style-name="T25">A</text:span>djectives to help us describe things and feelings:</text:p>
      <text:p text:style-name="P64"><text:ruby text:style-name="Ru1"><text:ruby-base>優</text:ruby-base><text:ruby-text>やさ</text:ruby-text></text:ruby>しい、<text:ruby text:style-name="Ru1"><text:ruby-base>簡単</text:ruby-base><text:ruby-text>かんたん</text:ruby-text></text:ruby>、<text:ruby text:style-name="Ru1"><text:ruby-base>難</text:ruby-base><text:ruby-text>むずか</text:ruby-text></text:ruby>しい、<text:ruby text:style-name="Ru1"><text:ruby-base>楽</text:ruby-base><text:ruby-text>たの</text:ruby-text></text:ruby>しい、<text:ruby text:style-name="Ru1"><text:ruby-base>怖</text:ruby-base><text:ruby-text>こわ</text:ruby-text></text:ruby>い、<text:ruby text:style-name="Ru1"><text:ruby-base>静</text:ruby-base><text:ruby-text>しず</text:ruby-text></text:ruby>か、<text:ruby text:style-name="Ru1"><text:ruby-base>賑</text:ruby-base><text:ruby-text>にぎ</text:ruby-text></text:ruby>やか。</text:p>
      <text:p text:style-name="P87">２．私の学校の先生の日本語はとても<text:ruby text:style-name="Ru1"><text:ruby-base>優</text:ruby-base><text:ruby-text>やさ</text:ruby-text></text:ruby>しいです。</text:p>
      <text:p text:style-name="P87">３．日本語の漢字は<text:ruby text:style-name="Ru1"><text:ruby-base>簡単</text:ruby-base><text:ruby-text>かんたん</text:ruby-text></text:ruby>です。</text:p>
      <text:p text:style-name="P64">４．この本はちょっと<text:ruby text:style-name="Ru1"><text:ruby-base>難</text:ruby-base><text:ruby-text>むずか</text:ruby-text></text:ruby>しいです。</text:p>
      <text:p text:style-name="P64">５．日本語はとても<text:ruby text:style-name="Ru1"><text:ruby-base>楽</text:ruby-base><text:ruby-text>たの</text:ruby-text></text:ruby>しい。</text:p>
      <text:p text:style-name="P64">６．私は<text:ruby text:style-name="Ru1"><text:ruby-base>怖</text:ruby-base><text:ruby-text>こわ</text:ruby-text></text:ruby>い映画が好きじゃないです。</text:p>
      <text:p text:style-name="P64">７．この町は<text:ruby text:style-name="Ru1"><text:ruby-base>静</text:ruby-base><text:ruby-text>しず</text:ruby-text></text:ruby>かです。</text:p>
      <text:p text:style-name="P64">８．私は<text:ruby text:style-name="Ru1"><text:ruby-base>賑</text:ruby-base><text:ruby-text>にぎ</text:ruby-text></text:ruby>やかな町が好きです。</text:p>
      <text:p text:style-name="P64">９．A: ミカさんはどんな映画が好きですか。　B: 私は<text:ruby text:style-name="Ru1"><text:ruby-base>怖</text:ruby-base><text:ruby-text>こわ</text:ruby-text></text:ruby>い映画が好きです。</text:p>
      <text:p text:style-name="P88">１０．日本語は<text:ruby text:style-name="Ru1"><text:ruby-base>楽</text:ruby-base><text:ruby-text>たの</text:ruby-text></text:ruby>しくて、<text:ruby text:style-name="Ru1"><text:ruby-base>簡単</text:ruby-base><text:ruby-text>かんたん</text:ruby-text></text:ruby>で、<text:ruby text:style-name="Ru1"><text:ruby-base>面白</text:ruby-base><text:ruby-text>おもし</text:ruby-text></text:ruby>いです！</text:p>
      <text:p text:style-name="P88">１１．この<text:ruby text:style-name="Ru1"><text:ruby-base>部屋</text:ruby-base><text:ruby-text>へや</text:ruby-text></text:ruby>は<text:ruby text:style-name="Ru1"><text:ruby-base>静</text:ruby-base><text:ruby-text>しず</text:ruby-text></text:ruby>かで、きれいです。</text:p>
      <text:p text:style-name="P64">１２．<text:ruby text:style-name="Ru1"><text:ruby-base>由紀子</text:ruby-base><text:ruby-text>ゆきこ</text:ruby-text></text:ruby>さんは<text:ruby text:style-name="Ru1"><text:ruby-base>背</text:ruby-base><text:ruby-text>せ</text:ruby-text></text:ruby>が<text:ruby text:style-name="Ru1"><text:ruby-base>高</text:ruby-base><text:ruby-text>たか</text:ruby-text></text:ruby>くて、<text:ruby text:style-name="Ru1"><text:ruby-base>頭</text:ruby-base><text:ruby-text>あたま</text:ruby-text></text:ruby>がいいです。</text:p>
      <text:p text:style-name="P64">１３．クマは怖くて、大きくて、茶色です。</text:p>
      <text:p text:style-name="P64">１４．日本の先生は元気で、優しくて、頭がいいです。</text:p>
      <text:p text:style-name="P64">１５．日本語は楽しくて、面白いですが、難しいです。</text:p>
      <text:p text:style-name="P64"/>
      <text:p text:style-name="P89">２０２５年０６月１６日演習：</text:p>
      <text:p text:style-name="P89">１．日本の<text:ruby text:style-name="Ru1"><text:ruby-base>方</text:ruby-base><text:ruby-text>ほう</text:ruby-text></text:ruby>がロシアより小さいです。</text:p>
      <text:p text:style-name="P89">２．<text:ruby text:style-name="Ru1"><text:ruby-base>東京</text:ruby-base><text:ruby-text>とうきょう</text:ruby-text></text:ruby>の<text:ruby text:style-name="Ru1"><text:ruby-base>方</text:ruby-base><text:ruby-text>ほう</text:ruby-text></text:ruby>が<text:ruby text:style-name="Ru1"><text:ruby-base>大阪</text:ruby-base><text:ruby-text>おおさか</text:ruby-text></text:ruby>より大きいです。</text:p>
      <text:p text:style-name="P89">３．犬の<text:ruby text:style-name="Ru1"><text:ruby-base>方</text:ruby-base><text:ruby-text>ほう</text:ruby-text></text:ruby>が猫よりかわいいです。</text:p>
      <text:p text:style-name="P89">４．<text:ruby text:style-name="Ru1"><text:ruby-base>山田</text:ruby-base><text:ruby-text>やまだ</text:ruby-text></text:ruby>先生の<text:ruby text:style-name="Ru1"><text:ruby-base>方</text:ruby-base><text:ruby-text>ほう</text:ruby-text></text:ruby>がたかの先生より<text:ruby text:style-name="Ru1"><text:ruby-base>優</text:ruby-base><text:ruby-text>やさ</text:ruby-text></text:ruby>しいです。</text:p>
      <text:p text:style-name="P89">５．A: アイカさん、日本語の<text:ruby text:style-name="Ru1"><text:ruby-base>方</text:ruby-base><text:ruby-text>ほう</text:ruby-text></text:ruby>がフランス語より<text:ruby text:style-name="Ru1"><text:ruby-base>簡単</text:ruby-base><text:ruby-text>かんたん</text:ruby-text></text:ruby>ですか。B: いいえ、日本語の方がフランス語より<text:ruby text:style-name="Ru1"><text:ruby-base>難</text:ruby-base><text:ruby-text>むずか</text:ruby-text></text:ruby>しいですよ。</text:p>
      <text:p text:style-name="P89">６．うどんの<text:ruby text:style-name="Ru1"><text:ruby-base>方</text:ruby-base><text:ruby-text>ほう</text:ruby-text></text:ruby>がラーメンより<text:ruby text:style-name="Ru1"><text:ruby-base>美味</text:ruby-base><text:ruby-text>おい</text:ruby-text></text:ruby>しいですか。</text:p>
      <text:p text:style-name="P89">７．トヨタの車の<text:ruby text:style-name="Ru1"><text:ruby-base>方</text:ruby-base><text:ruby-text>ほう</text:ruby-text></text:ruby>がホンダの車よりかっこいいです。</text:p>
      <text:p text:style-name="P89">８．私はアニメの<text:ruby text:style-name="Ru1"><text:ruby-base>方</text:ruby-base><text:ruby-text>ほう</text:ruby-text></text:ruby>が映画より好きです。</text:p>
      <text:p text:style-name="P90">９．お茶の<text:ruby text:style-name="Ru1"><text:ruby-base>方</text:ruby-base><text:ruby-text>ほう</text:ruby-text></text:ruby>がコーヒーより好きです。</text:p>
      <text:p text:style-name="P90">１０．コーヒーよりお茶の<text:ruby text:style-name="Ru1"><text:ruby-base>方</text:ruby-base><text:ruby-text>ほう</text:ruby-text></text:ruby>が好きです。</text:p>
      <text:p text:style-name="P64"/>
      <text:p text:style-name="P91">２０２５年０６月１８日演習：</text:p>
      <text:p text:style-name="P91">１．日本語と英語とどちらの<text:ruby text:style-name="Ru1"><text:ruby-base>方</text:ruby-base><text:ruby-text>ほう</text:ruby-text></text:ruby>が難しいですか。</text:p>
      <text:p text:style-name="P92">２．日本語の方が英語より難しいです。</text:p>
      <text:p text:style-name="P92">３．ラーメンとうどんとどちらの<text:ruby text:style-name="Ru1"><text:ruby-base>方</text:ruby-base><text:ruby-text>ほう</text:ruby-text></text:ruby>が美味しいですか。</text:p>
      <text:p text:style-name="P92">４．サッカーとバスケットボールとどちらの方が好きですか。</text:p>
      <text:p text:style-name="P92">５．A: バナナと苺とどっちの方が好き？　B: 苺の方が好きだよ！</text:p>
      <text:p text:style-name="P92">６．A: ミカさん青いドレスと赤いドレスとどちらの方がいいですか。　B: そうですね。私は青いドレスの方が赤いドレスより好きです。</text:p>
      <text:p text:style-name="P92">７．本を読むことと絵を描くこととどちらの方が好きですか。</text:p>
      <text:p text:style-name="P92"/>
      <text:p text:style-name="P93">ケンさん<text:span text:style-name="T26">(A)</text:span>とアイカさん<text:span text:style-name="T26">(B)</text:span>の会話：</text:p>
      <text:p text:style-name="P92">A: アイカさん、日本語とフランス語を勉強していますね。</text:p>
      <text:p text:style-name="P92">B: はい、そうですね。どうしてですか。</text:p>
      <text:p text:style-name="P94">A: あのう、私も勉強したいです。日本語とフランス語とどちらの方が<text:ruby text:style-name="Ru1"><text:ruby-base>簡単</text:ruby-base><text:ruby-text>かんたん</text:ruby-text></text:ruby>ですか。</text:p>
      <text:p text:style-name="P94">B: そうですね。フランス語の方が日本語より<text:ruby text:style-name="Ru1"><text:ruby-base>簡単</text:ruby-base><text:ruby-text>かんたん</text:ruby-text></text:ruby>です。</text:p>
      <text:p text:style-name="P94">A: じゃあ、私もフランス語を勉強します。</text:p>
      <text:p text:style-name="P94">B: でも、日本語の方がフランス語より<text:ruby text:style-name="Ru1"><text:ruby-base>楽</text:ruby-base><text:ruby-text>たの</text:ruby-text></text:ruby>しいですよ！</text:p>
      <text:p text:style-name="P64">A: へえ、そうですか？<text:span text:style-name="T27">　</text:span>どうしてですか。</text:p>
      <text:p text:style-name="P64">B: 日本語は漢字がありますから！私は漢字が好きです！</text:p>
      <text:p text:style-name="P64">A: 本当ですか。私も漢字の勉強をしたいです！</text:p>
      <text:p text:style-name="P64"/>
      <text:p text:style-name="P95">２０２５年０６月２０日演習：</text:p>
      <text:p text:style-name="P95">１．私は日曜日に勉強しない。大好きな映画を見る。</text:p>
      <text:p text:style-name="P95">２．週末に出かけない。うちで寝る。</text:p>
      <text:p text:style-name="P96">３．<text:ruby text:style-name="Ru1"><text:ruby-base>山口</text:ruby-base><text:ruby-text>やまぐち</text:ruby-text></text:ruby>さんはパーティーに来る。<text:ruby text:style-name="Ru1"><text:ruby-base>中川</text:ruby-base><text:ruby-text>なかがわ</text:ruby-text></text:ruby>さんは<text:ruby text:style-name="Ru1"><text:ruby-base>来</text:ruby-base><text:ruby-text>こ</text:ruby-text></text:ruby>ない。</text:p>
      <text:p text:style-name="P97">４．週末に公園で<text:ruby text:style-name="Ru1"><text:ruby-base>遊</text:ruby-base><text:ruby-text>あそ</text:ruby-text></text:ruby>んだり、<text:ruby text:style-name="Ru1"><text:ruby-base>走</text:ruby-base><text:ruby-text>はし</text:ruby-text></text:ruby>ったりします。</text:p>
      <text:p text:style-name="P98">５．<text:ruby text:style-name="Ru1"><text:ruby-base>泳</text:ruby-base><text:ruby-text>およ</text:ruby-text></text:ruby>いだり、<text:ruby text:style-name="Ru1"><text:ruby-base>走</text:ruby-base><text:ruby-text>はし</text:ruby-text></text:ruby>ったりことが好きです。</text:p>
      <text:p text:style-name="P98">６．<text:ruby text:style-name="Ru1"><text:ruby-base>京都</text:ruby-base><text:ruby-text>きょうと</text:ruby-text></text:ruby>で買い物したり、<text:ruby text:style-name="Ru1"><text:ruby-base>観光</text:ruby-base><text:ruby-text>かんこう</text:ruby-text></text:ruby>したりしました。</text:p>
      <text:p text:style-name="P98">７．たくさんはギターを<text:ruby text:style-name="Ru1"><text:ruby-base>弾</text:ruby-base><text:ruby-text>ひ</text:ruby-text></text:ruby>いたり、<text:ruby text:style-name="Ru1"><text:ruby-base>運動</text:ruby-base><text:ruby-text>うんどう</text:ruby-text></text:ruby>したりするのが好きです。</text:p>
      <text:p text:style-name="P99"/>
      <text:p text:style-name="P99">２０２５年０６月２３日演習：</text:p>
      <text:p text:style-name="P99">１．私はテニスの<text:ruby text:style-name="Ru1"><text:ruby-base>方</text:ruby-base><text:ruby-text>ほう</text:ruby-text></text:ruby>がサッカーより好きです。</text:p>
      <text:p text:style-name="P99">２．ラーメンとうどんとどちらの<text:ruby text:style-name="Ru1"><text:ruby-base>方</text:ruby-base><text:ruby-text>ほう</text:ruby-text></text:ruby>が美味しいですか。</text:p>
      <text:p text:style-name="P100"><text:span text:style-name="T28">３．</text:span><text:ruby text:style-name="Ru1"><text:ruby-base><text:span text:style-name="T28">果物</text:span></text:ruby-base><text:ruby-text>くだもの</text:ruby-text></text:ruby><text:span text:style-name="T28">の</text:span><text:ruby text:style-name="Ru1"><text:ruby-base><text:span text:style-name="T28">中</text:span></text:ruby-base><text:ruby-text>なか</text:ruby-text></text:ruby><text:span text:style-name="T28">でりんごが</text:span><text:ruby text:style-name="Ru1"><text:ruby-base><text:span text:style-name="T28">一番</text:span></text:ruby-base><text:ruby-text>いちばん</text:ruby-text></text:ruby><text:ruby text:style-name="Ru1"><text:ruby-base><text:span text:style-name="T28">好</text:span></text:ruby-base><text:ruby-text>す</text:ruby-text></text:ruby><text:span text:style-name="T28">きです。</text:span></text:p>
      <text:p text:style-name="P100"><text:span text:style-name="T28">４．</text:span><text:ruby text:style-name="Ru1"><text:ruby-base><text:span text:style-name="T28">季節</text:span></text:ruby-base><text:ruby-text>きせつ</text:ruby-text></text:ruby><text:span text:style-name="T28">の中で</text:span><text:ruby text:style-name="Ru1"><text:ruby-base><text:span text:style-name="T28">夏</text:span></text:ruby-base><text:ruby-text>なつ</text:ruby-text></text:ruby><text:span text:style-name="T28">が一番</text:span><text:ruby text:style-name="Ru1"><text:ruby-base><text:span text:style-name="T28">嫌</text:span></text:ruby-base><text:ruby-text>きら</text:ruby-text></text:ruby><text:span text:style-name="T28">いです。</text:span></text:p>
      <text:p text:style-name="P100"><text:span text:style-name="T28">５．</text:span><text:ruby text:style-name="Ru1"><text:ruby-base><text:span text:style-name="T28">家族</text:span></text:ruby-base><text:ruby-text>かぞく</text:ruby-text></text:ruby><text:span text:style-name="T28">の中で母が一番</text:span><text:ruby text:style-name="Ru1"><text:ruby-base><text:span text:style-name="T28">優</text:span></text:ruby-base><text:ruby-text>やさ</text:ruby-text></text:ruby><text:span text:style-name="T28">しいです。</text:span></text:p>
      <text:p text:style-name="P100"><text:span text:style-name="T28">６．</text:span><text:ruby text:style-name="Ru1"><text:ruby-base><text:span text:style-name="T28">寿司</text:span></text:ruby-base><text:ruby-text>すし</text:ruby-text></text:ruby><text:span text:style-name="T28">の中でサーモンが一番好きです。</text:span></text:p>
      <text:p text:style-name="P64">７．アニメの中でどれが一番好きですか。</text:p>
      <text:p text:style-name="P64">８．<text:ruby text:style-name="Ru1"><text:ruby-base>果物</text:ruby-base><text:ruby-text>くだもの</text:ruby-text></text:ruby>の中でどれが一番美味しいですか。</text:p>
      <text:p text:style-name="P64">９．<text:ruby text:style-name="Ru1"><text:ruby-base>季節</text:ruby-base><text:ruby-text>きせつ</text:ruby-text></text:ruby>の中でどれが一番<text:ruby text:style-name="Ru1"><text:ruby-base>寒</text:ruby-base><text:ruby-text>さむ</text:ruby-text></text:ruby>いですか。</text:p>
      <text:p text:style-name="P64">１０．<text:ruby text:style-name="Ru1"><text:ruby-base>花</text:ruby-base><text:ruby-text>はな</text:ruby-text></text:ruby>の中でどれが一番きれいですか。</text:p>
      <text:p text:style-name="P64">１１．メニューの中でどれが一番高いですか。</text:p>
      <text:p text:style-name="P64">１２．<text:ruby text:style-name="Ru1"><text:ruby-base>家族</text:ruby-base><text:ruby-text>かぞく</text:ruby-text></text:ruby>の中で<text:ruby text:style-name="Ru1"><text:ruby-base>誰</text:ruby-base><text:ruby-text>だれ</text:ruby-text></text:ruby>が一番<text:ruby text:style-name="Ru1"><text:ruby-base>優</text:ruby-base><text:ruby-text>やさ</text:ruby-text></text:ruby>しいですか。</text:p>
      <text:p text:style-name="P64">１３．キャラクターの中で<text:ruby text:style-name="Ru1"><text:ruby-base>誰</text:ruby-base><text:ruby-text>だれ</text:ruby-text></text:ruby>が一番かっこいですか。</text:p>
      <text:p text:style-name="P64">１４．<text:ruby text:style-name="Ru1"><text:ruby-base>先生</text:ruby-base><text:ruby-text>せんせい</text:ruby-text></text:ruby>の中で<text:ruby text:style-name="Ru1"><text:ruby-base>誰</text:ruby-base><text:ruby-text>だれ</text:ruby-text></text:ruby>が一番<text:ruby text:style-name="Ru1"><text:ruby-base>怖</text:ruby-base><text:ruby-text>こわ</text:ruby-text></text:ruby>いですか。</text:p>
      <text:p text:style-name="P64">１５．<text:ruby text:style-name="Ru1"><text:ruby-base>傘</text:ruby-base><text:ruby-text>かさ</text:ruby-text></text:ruby>の中でこれが一番いいです。</text:p>
      <text:p text:style-name="P64">１６．先生の中で<text:ruby text:style-name="Ru1"><text:ruby-base>田中</text:ruby-base><text:ruby-text>たなか</text:ruby-text></text:ruby>先生が一番<text:ruby text:style-name="Ru1"><text:ruby-base>怖</text:ruby-base><text:ruby-text>こわ</text:ruby-text></text:ruby>いです。<text:ruby text:style-name="Ru1"><text:ruby-base>高橋</text:ruby-base><text:ruby-text>たかはし</text:ruby-text></text:ruby>先生は一番<text:ruby text:style-name="Ru1"><text:ruby-base>優</text:ruby-base><text:ruby-text>やさ</text:ruby-text></text:ruby>しいです。</text:p>
      <text:p text:style-name="P64">１７．<text:ruby text:style-name="Ru1"><text:ruby-base>東京</text:ruby-base><text:ruby-text>とうきょう</text:ruby-text></text:ruby>の中で<text:ruby text:style-name="Ru1"><text:ruby-base>新宿</text:ruby-base><text:ruby-text>しんじゅく</text:ruby-text></text:ruby>が一番<text:ruby text:style-name="Ru1"><text:ruby-base>賑</text:ruby-base><text:ruby-text>にぎ</text:ruby-text></text:ruby>やかです。</text:p>
      <text:p text:style-name="P101">１８．A: 曜日の中でどれが一番嫌いですか。　B: 曜日の中で土曜日が一番好きです、月曜日が一番嫌いです。</text:p>
      <text:p text:style-name="P101">１９．ワンピースのキャラクターの中で<text:ruby text:style-name="Ru1"><text:ruby-base>誰</text:ruby-base><text:ruby-text>だれ</text:ruby-text></text:ruby>が一番かっこいですか。</text:p>
      <text:p text:style-name="P64"/>
      <text:p text:style-name="P102">２０２５年０６月２５日演習：</text:p>
      <text:p text:style-name="P102">１．家族の中で私が一番優しいです。</text:p>
      <text:p text:style-name="P64">２．家族の中で誰が一番優しいですか。</text:p>
      <text:p text:style-name="P64">To describe things:</text:p>
      <text:p text:style-name="P103">３．家族の中で母が一番<text:ruby text:style-name="Ru1"><text:ruby-base><text:span text:style-name="T29">料理</text:span></text:ruby-base><text:ruby-text>りょうり</text:ruby-text></text:ruby><text:span text:style-name="T29">が</text:span><text:ruby text:style-name="Ru1"><text:ruby-base><text:span text:style-name="T29">上手</text:span></text:ruby-base><text:ruby-text>じょうず</text:ruby-text></text:ruby>です。</text:p>
      <text:p text:style-name="P64">４．<text:ruby text:style-name="Ru1"><text:ruby-base>漫画</text:ruby-base><text:ruby-text>まんが</text:ruby-text></text:ruby>の中でナルトが一番<text:ruby text:style-name="Ru1"><text:ruby-base><text:span text:style-name="T29">絵</text:span></text:ruby-base><text:ruby-text>え</text:ruby-text></text:ruby><text:span text:style-name="T29">がきれい</text:span>です。</text:p>
      <text:p text:style-name="P64">５．友達の中でカナさんが一番<text:span text:style-name="T29">ゲームをするのが</text:span><text:ruby text:style-name="Ru1"><text:ruby-base><text:span text:style-name="T29">苦手</text:span></text:ruby-base><text:ruby-text>にがて</text:ruby-text></text:ruby>です。</text:p>
      <text:p text:style-name="P64">６．友達の中でシンジさんが一番<text:span text:style-name="T29">歌が上手</text:span>です。</text:p>
      <text:p text:style-name="P64">７．家族の中で誰が頭がいいですか。</text:p>
      <text:p text:style-name="P64">８．アニメの中でどれが一番絵がきれいですか。</text:p>
      <text:p text:style-name="P64">９．友達の中で誰が一番料理が下手ですか。</text:p>
      <text:p text:style-name="P64">１０．先生の中で誰が一番日本語を<text:ruby text:style-name="Ru1"><text:ruby-base>話</text:ruby-base><text:ruby-text>はな</text:ruby-text></text:ruby>すのが上手ですか。</text:p>
      <text:p text:style-name="P104">ー＞　マルチングさんと<text:ruby text:style-name="Ru1"><text:ruby-base>百合子</text:ruby-base><text:ruby-text>ゆりこ</text:ruby-text></text:ruby>さんジブリの会話：</text:p>
      <text:p text:style-name="P64">A: ジブリのキャラクターの中で誰が一番好きですか。</text:p>
      <text:p text:style-name="P64">B: 私はトトロが一番好きです。</text:p>
      <text:p text:style-name="P64">A: へえ、どうしてですか。</text:p>
      <text:p text:style-name="P64">B: キャラクターの中でトトロが一番かわいいからです。</text:p>
      <text:p text:style-name="P64">A: そうですか。私はジブリの中でキキが一番好きです。</text:p>
      <text:p text:style-name="P64">B: どうしてキキが好きですか。</text:p>
      <text:p text:style-name="P64">A: キキが一番優しいからです。</text:p>
      <text:p text:style-name="P64"/>
      <text:p text:style-name="P64">１１．<text:ruby text:style-name="Ru1"><text:ruby-base>世界</text:ruby-base><text:ruby-text>せかい</text:ruby-text></text:ruby>の<text:ruby text:style-name="Ru1"><text:ruby-base>国</text:ruby-base><text:ruby-text>くに</text:ruby-text></text:ruby>の中で日本が一番好きです。</text:p>
      <text:p text:style-name="P64">１２．<text:ruby text:style-name="Ru1"><text:ruby-base>食べ物</text:ruby-base><text:ruby-text>たべもの</text:ruby-text></text:ruby>の中でラーメンが一番美味しいです。</text:p>
      <text:p text:style-name="P64">１３．どの<text:ruby text:style-name="Ru1"><text:ruby-base>飲み物</text:ruby-base><text:ruby-text>のみもの</text:ruby-text></text:ruby>が飲みたいですか。</text:p>
      <text:p text:style-name="P64">１４．私の好きな<text:ruby text:style-name="Ru1"><text:ruby-base>乗り物</text:ruby-base><text:ruby-text>のりもの</text:ruby-text></text:ruby>は<text:ruby text:style-name="Ru1"><text:ruby-base>新幹線</text:ruby-base><text:ruby-text>しんかんせん</text:ruby-text></text:ruby>です。</text:p>
      <text:p text:style-name="P105">１５．<text:ruby text:style-name="Ru1"><text:ruby-base>動物</text:ruby-base><text:ruby-text>どうぶつ</text:ruby-text></text:ruby>の中で<text:ruby text:style-name="Ru1"><text:ruby-base>猫</text:ruby-base><text:ruby-text>ねこ</text:ruby-text></text:ruby>が一番かわいいです。</text:p>
      <text:p text:style-name="P105">１６．エリさんの好きな<text:ruby text:style-name="Ru1"><text:ruby-base>動物</text:ruby-base><text:ruby-text>どうぶつ</text:ruby-text></text:ruby>は<text:ruby text:style-name="Ru1"><text:ruby-base>犬</text:ruby-base><text:ruby-text>いぬ</text:ruby-text></text:ruby>です。</text:p>
      <text:p text:style-name="P105">１７．A: あかねさんの好きな飲み物は何ですか。　B: 私は抹茶が好きです。ヤマトさんは何が好きですか。A: 私の好きな飲み物はコーヒーです。</text:p>
      <text:p text:style-name="P105"><text:soft-page-break/>１８．私は動物が好きだから、犬が欲しいです。</text:p>
      <text:p text:style-name="P64"/>
      <text:p text:style-name="P106">２０２５年０６月２８日演習：</text:p>
      <text:p text:style-name="P106">１．飲み物の中で抹茶とラムネが一番美味しいです。</text:p>
      <text:p text:style-name="P106"/>
      <text:p text:style-name="P107">Angela (A) and Jack (B) conversation:</text:p>
      <text:p text:style-name="P107">A: どんな食べ物が好きですか。</text:p>
      <text:p text:style-name="P107">B: 私は日本の食べ物がとても好きです。</text:p>
      <text:p text:style-name="P107">A: 日本の食べ物の中で何が好きですか。</text:p>
      <text:p text:style-name="P107">B: 私はラーメンが一番好きです。アンジェラさんはどんな食べ物は好きですか。</text:p>
      <text:p text:style-name="P107">A: 私は寿司が好きです。ジャックさんは好きな日本の飲み物はありますか。</text:p>
      <text:p text:style-name="P107">B: はい、私はラムネがとても好きです。アンジェラさんはどうですか。</text:p>
      <text:p text:style-name="P107">A: 私は抹茶が好きです。京都で飲んだことがあります。</text:p>
      <text:p text:style-name="P107">B: 本当ですか。私は抹茶を飲んだことがありません。</text:p>
      <text:p text:style-name="P107"/>
      <text:p text:style-name="P108">２．食べ物の中で天ぷらが一番好きです。</text:p>
      <text:p text:style-name="P108">３．友達の中で高山さんが一番背が高いです。</text:p>
      <text:p text:style-name="P108">４．この中で１５００円の本が一番安いです。</text:p>
      <text:p text:style-name="P108">５．山から海まで長い道があります。</text:p>
      <text:p text:style-name="P108">６．日本の飲み物の中で何が一番好きですか。</text:p>
      <text:p text:style-name="P108">７．飲み物と食べ物の中でどれが一番高いですか。</text:p>
      <text:p text:style-name="P64"/>
      <text:p text:style-name="P109">２０２５年０６月２９日演習：</text:p>
      <text:p text:style-name="P109">１．午後３時まで<text:ruby text:style-name="Ru1"><text:ruby-base>香</text:ruby-base><text:ruby-text>かお</text:ruby-text></text:ruby>りさんを<text:ruby text:style-name="Ru1"><text:ruby-base>待</text:ruby-base><text:ruby-text>ま</text:ruby-text></text:ruby>っていましたが、<text:ruby text:style-name="Ru1"><text:ruby-base>香</text:ruby-base><text:ruby-text>かお</text:ruby-text></text:ruby>りさんは来ませんでした。</text:p>
      <text:p text:style-name="P110">２．今日は<text:ruby text:style-name="Ru1"><text:ruby-base>寒</text:ruby-base><text:ruby-text>さむ</text:ruby-text></text:ruby>いから、海で<text:ruby text:style-name="Ru1"><text:ruby-base>泳</text:ruby-base><text:ruby-text>およ</text:ruby-text></text:ruby>がない。</text:p>
      <text:p text:style-name="P111">３．<text:ruby text:style-name="Ru1"><text:ruby-base>電車</text:ruby-base><text:ruby-text>でんしゃ</text:ruby-text></text:ruby>に乗りました。でも、<text:ruby text:style-name="Ru1"><text:ruby-base>新幹線</text:ruby-base><text:ruby-text>しんかんせん</text:ruby-text></text:ruby>に<text:ruby text:style-name="Ru1"><text:ruby-base>乗</text:ruby-base><text:ruby-text>の</text:ruby-text></text:ruby>りませんでした。</text:p>
      <text:p text:style-name="P112">４．つねみさんは、毎週土曜日に車を洗っています。</text:p>
      <text:p text:style-name="P112">５．今、友達と買い物しています。</text:p>
      <text:p text:style-name="P113">６．キキはかっこよくて、素晴らしいから、好きです。</text:p>
      <text:p text:style-name="P113"/>
      <text:p text:style-name="P113">A: たつやさん、学食が好きですか。</text:p>
      <text:p text:style-name="P113">B: はい、安くて、美味しくて、大好きです。</text:p>
      <text:p text:style-name="P113">A: そうですか。どんな物が好きですか。</text:p>
      <text:p text:style-name="P113">B: そうですね。<text:ruby text:style-name="Ru1"><text:ruby-base>焼</text:ruby-base><text:ruby-text>やき</text:ruby-text></text:ruby>きそばが美味しいです。あ、でも、そばよりカレーライスの方が美味しいですよ。</text:p>
      <text:p text:style-name="P113"/>
      <text:p text:style-name="P113">７．日本語は楽しくて、面白いですが、難しいです。</text:p>
      <text:p text:style-name="P113">８．ドラえもんは青くて、かわいくて、怖くないです！</text:p>
      <text:p text:style-name="P113">９．寿司の中でサーモンが一番美味しいです。</text:p>
      <text:p text:style-name="P113">１０．動物の中で猫が一番かわいいです。</text:p>
      <text:p text:style-name="P113">１１．車の方が自転車より欲しいです。</text:p>
      <text:p text:style-name="P113">１２．私は動物が好きだから、犬が欲しいです。</text:p>
      <text:p text:style-name="P113">１３．A: アイカさん、日本語の方がフランス語より簡単ですか。B: いいえ、日本語の方がフランス語より難しいです。</text:p>
      <text:p text:style-name="P113">１４．飲み物の中で抹茶とラムネが一番美味しいです。</text:p>
      <text:p text:style-name="P114">１５．本を読むことと絵を書くこととどちらの方が好きですか。</text:p>
      <text:p text:style-name="P114">１６．家族の中で誰が一番優しいですか。</text:p>
      <text:p text:style-name="P109"/>
      <text:p text:style-name="P109">2025年6月5日演習：</text:p>
      <text:p text:style-name="P115"><text:span text:style-name="T30">→ なろ </text:span><text:span text:style-name="T31">with adjectives: na-adjective + なる = 好き</text:span><text:span text:style-name="T32">になる</text:span><text:span text:style-name="T31">、i-adjectives + なる = 暑</text:span><text:span text:style-name="T32">くなる</text:span><text:span text:style-name="T31">。</text:span></text:p>
      <text:p text:style-name="P116">０１．夏は<text:ruby text:style-name="Ru1"><text:ruby-base>気候</text:ruby-base><text:ruby-text>きこう</text:ruby-text></text:ruby>が<text:ruby text:style-name="Ru1"><text:ruby-base>暑</text:ruby-base><text:ruby-text>あつ</text:ruby-text></text:ruby>くなります。</text:p>
      <text:p text:style-name="P117">０２．漢字の勉強が<text:ruby text:style-name="Ru1"><text:ruby-base>楽</text:ruby-base><text:ruby-text>たの</text:ruby-text></text:ruby>しくなりました。</text:p>
      <text:p text:style-name="P117">０３．４月から仕事が<text:ruby text:style-name="Ru1"><text:ruby-base>忙</text:ruby-base><text:ruby-text>いそが</text:ruby-text></text:ruby>しくなります。</text:p>
      <text:p text:style-name="P117">０４．動物が好きになりました。</text:p>
      <text:p text:style-name="P117">０５．友達に<text:ruby text:style-name="Ru1"><text:ruby-base>来</text:ruby-base><text:ruby-text>き</text:ruby-text></text:ruby>たから、<text:ruby text:style-name="Ru1"><text:ruby-base>賑</text:ruby-base><text:ruby-text>にぎ</text:ruby-text></text:ruby>やかになりました。</text:p>
      <text:p text:style-name="P109">０６．漢字の<text:ruby text:style-name="Ru1"><text:ruby-base>練習</text:ruby-base><text:ruby-text>れんしゅう</text:ruby-text></text:ruby>をしたから、<text:ruby text:style-name="Ru1"><text:ruby-base>上手</text:ruby-base><text:ruby-text>じょうず</text:ruby-text></text:ruby>になりました。</text:p>
      <text:p text:style-name="P109">０７．<text:ruby text:style-name="Ru1"><text:ruby-base>漫画</text:ruby-base><text:ruby-text>まんが</text:ruby-text></text:ruby>のキャラクターがかっこよくなりました。</text:p>
      <text:p text:style-name="P109">０８．午後３時から、天気が悪くなります。</text:p>
      <text:p text:style-name="P109">０９．サッカーの<text:ruby text:style-name="Ru1"><text:ruby-base>練習</text:ruby-base><text:ruby-text>れんしゅう</text:ruby-text></text:ruby>をしなかったから、<text:ruby text:style-name="Ru1"><text:ruby-base>下手</text:ruby-base><text:ruby-text>へた</text:ruby-text></text:ruby>になった。</text:p>
      <text:p text:style-name="P109">１０．A1レベルよりA2レベルの<text:ruby text:style-name="Ru1"><text:ruby-base>方</text:ruby-base><text:ruby-text>ほう</text:ruby-text></text:ruby>が漢字が<text:ruby text:style-name="Ru1"><text:ruby-base>難</text:ruby-base><text:ruby-text>むずか</text:ruby-text></text:ruby>しくなりました。</text:p>
      <text:p text:style-name="P109">１１．友達の中で誰が一番背が高くなりましたか。</text:p>
      <text:p text:style-name="P109">１２．<text:ruby text:style-name="Ru1"><text:ruby-base>家族</text:ruby-base><text:ruby-text>かぞく</text:ruby-text></text:ruby>の中で誰が一番<text:ruby text:style-name="Ru1"><text:ruby-base>料理</text:ruby-base><text:ruby-text>りょうり</text:ruby-text></text:ruby>が<text:ruby text:style-name="Ru1"><text:ruby-base>上手</text:ruby-base><text:ruby-text>じょうず</text:ruby-text></text:ruby>になりましたか。</text:p>
      <text:p text:style-name="P118"><text:span text:style-name="T33">→ <text:s/>なる </text:span><text:span text:style-name="T34">with nouns: 先生</text:span><text:span text:style-name="T35">になる</text:span><text:span text:style-name="T34">、友達</text:span><text:span text:style-name="T35">になる</text:span><text:span text:style-name="T34">、大学生</text:span><text:span text:style-name="T35">になる</text:span><text:span text:style-name="T34">。</text:span></text:p>
      <text:p text:style-name="P109">１３．４月から大学生になります。</text:p>
      <text:p text:style-name="P109">１４．来月から、母になります。</text:p>
      <text:p text:style-name="P109">１５．日本に行って、<text:ruby text:style-name="Ru1"><text:ruby-base>英語</text:ruby-base><text:ruby-text>えいご</text:ruby-text></text:ruby>の先生になります。</text:p>
      <text:p text:style-name="P109">１６．去年、日本で大学生になりました。</text:p>
      <text:p text:style-name="P109">１７．あの人と友達になりたい。</text:p>
      <text:p text:style-name="P109">１８．日本語の先生になりたいです。</text:p>
      <text:p text:style-name="P109">１９．私はアメリカに<text:ruby text:style-name="Ru1"><text:ruby-base>留学</text:ruby-base><text:ruby-text>りゅうがく</text:ruby-text></text:ruby>したいです。アメリカに行って、<text:ruby text:style-name="Ru1"><text:ruby-base>医者</text:ruby-base><text:ruby-text>いしゃ</text:ruby-text></text:ruby>になりたいです。</text:p>
      <text:p text:style-name="P109">２０．漢字の勉強をして、日本語の先生になりたいです。</text:p>
      <text:p text:style-name="P109">２１．<text:ruby text:style-name="Ru1"><text:ruby-base>留学生</text:ruby-base><text:ruby-text>りゅうがくせい</text:ruby-text></text:ruby>して、日本人の友達になりたかったです。</text:p>
      <text:p text:style-name="P109">２２．先生になりたかったです。でも、<text:ruby text:style-name="Ru1"><text:ruby-base>医者</text:ruby-base><text:ruby-text>いしゃ</text:ruby-text></text:ruby>になりました。</text:p>
      <text:p text:style-name="P119">Write <text:span text:style-name="T36">Exercise</text:span>: 私はソフトウェアエンジニアです。でも、ゲーム開発者になります。</text:p>
      <text:p text:style-name="P109"/>
      <text:p text:style-name="P109">２０２５年０７月９日演習：</text:p>
      <text:p text:style-name="P109">Casual speech</text:p>
      <text:p text:style-name="P109">０１．漢字の方がカタカナより難しい。</text:p>
      <text:p text:style-name="P109">０２．果物の中で苺が一番好きよ。</text:p>
      <text:p text:style-name="P109">０３．A: どうしてスキーが<text:ruby text:style-name="Ru1"><text:ruby-base>上手</text:ruby-base><text:ruby-text>じょうず</text:ruby-text></text:ruby>なの？　B: <text:ruby text:style-name="Ru1"><text:ruby-base>北海道</text:ruby-base><text:ruby-text>ほっかいどう</text:ruby-text></text:ruby>の<text:ruby text:style-name="Ru1"><text:ruby-base>出身</text:ruby-base><text:ruby-text>しゅっしん</text:ruby-text></text:ruby>だから、冬のスポーツは<text:ruby text:style-name="Ru1"><text:ruby-base>得意</text:ruby-base><text:ruby-text>とくい</text:ruby-text></text:ruby>よ。</text:p>
      <text:p text:style-name="P109">０４．アニメのキャラクターの中で誰が一番有名なの？</text:p>
      <text:p text:style-name="P109">０５．どうして料理が嫌いなの？</text:p>
      <text:p text:style-name="P109">０６．動物の中で猫が一番かわいいな。</text:p>
      <text:p text:style-name="P120">０７．寿司よりラーメンの方が食べたいな。<text:span text:style-name="T30"/></text:p>
      <text:p text:style-name="P120">０８．この町はいつも賑やかだな。</text:p>
      <text:p text:style-name="P120">０９．私は<text:ruby text:style-name="Ru1"><text:ruby-base>書道</text:ruby-base><text:ruby-text>しょどう</text:ruby-text></text:ruby>の先生になりたいな。</text:p>
      <text:p text:style-name="P109"/>
      <text:p text:style-name="P121">→　まりこさんとあきらさんの会話：</text:p>
      <text:p text:style-name="P121">A: あきらくんは今大学生なの？</text:p>
      <text:p text:style-name="P121">B: うん、でも、来年<text:ruby text:style-name="Ru1"><text:ruby-base>卒業</text:ruby-base><text:ruby-text>そつぎょう</text:ruby-text></text:ruby>するよ。</text:p>
      <text:p text:style-name="P121">A: <text:ruby text:style-name="Ru1"><text:ruby-base>卒業</text:ruby-base><text:ruby-text>そつぎょう</text:ruby-text></text:ruby>してから、何がしたいの？</text:p>
      <text:p text:style-name="P121">B: <text:ruby text:style-name="Ru1"><text:ruby-base>海外</text:ruby-base><text:ruby-text>がいがい</text:ruby-text></text:ruby>を<text:ruby text:style-name="Ru1"><text:ruby-base>旅行</text:ruby-base><text:ruby-text>りょこう</text:ruby-text></text:ruby>したいな。でも、お金がないから、アルバイトをするよ。</text:p>
      <text:p text:style-name="P121">A: そう。世界の中でどこに一番行きたい？</text:p>
      <text:p text:style-name="P121">B: 難しいな。面白い動物の写真が撮りたいから、オーストラリアに行きたいな。</text:p>
      <text:p text:style-name="P121">A: いいね。行ったことあるけど、もう一度行きたいよ。</text:p>
      <text:p text:style-name="P109"/>
      <text:p text:style-name="P122">２０２５年０７月１８日演習：</text:p>
      <text:p text:style-name="P122">１．ひらがなとカタカナとどちらの方が好きですか。</text:p>
      <text:p text:style-name="P122">２．日本語と英語とどちらの方が難しいですか。</text:p>
      <text:p text:style-name="P122">３．家族の中で誰が一番好きですか。</text:p>
      <text:p text:style-name="P123">４．寿司とラーメンとどちらが食べたいですか。</text:p>
      <text:p text:style-name="P123">５．りんごと苺とどちらの方が美味しいですか。</text:p>
      <text:p text:style-name="P123">６．飲み物の中でどれが一番好きですか。</text:p>
      <text:p text:style-name="P123"/>
      <text:p text:style-name="P124">→ Ken(A) and Maya(B) talking about anime:</text:p>
      <text:p text:style-name="P124">A: どうして日本のアニメが好きですか。</text:p>
      <text:p text:style-name="P124">B: とても面白いからです。</text:p>
      <text:p text:style-name="P124">A: そうですか。アニメの中でどれが一番好きですか。</text:p>
      <text:p text:style-name="P124">B: 私はセーラームーンが一番好きです。</text:p>
      <text:p text:style-name="P124">A: セーラームーンのキャラクターの中で誰が一番好きですか。</text:p>
      <text:p text:style-name="P124">B: セーラームーンが好きです。でも、ちびうさもかわいいですよ。</text:p>
      <text:p text:style-name="P124">A: セーラームーンよりちびうさの方がかわいいですね。</text:p>
      <text:p text:style-name="P124"/>
      <text:p text:style-name="P125">→ <text:span text:style-name="T37">Talk about sadou (traditional japanese tea preparation)</text:span>　</text:p>
      <text:p text:style-name="P125">私は飲み物の中で抹茶が一番好きです。茶道をしているからです。私は茶道は嫌いでしたが、去年から友達と一緒に茶道のクラス来てから、クラスが楽しくなりました。私は茶道の先生になりたいです。</text:p>
      <text:p text:style-name="P109"/>
      <text:p text:style-name="P109">→ <text:span text:style-name="T37">Interview about preferences:</text:span></text:p>
      <text:p text:style-name="P109">A: リンさん、世界の国の中でどこが好きですか。</text:p>
      <text:p text:style-name="P109">B: 私は日本が好きです。</text:p>
      <text:p text:style-name="P109">A: どうして日本が好きですか。</text:p>
      <text:p text:style-name="P109">B: 日本の乗り物好きだからです。日本の電車と新幹線はすごくかっこいいです。</text:p>
      <text:p text:style-name="P109">A: 電車と新幹線とどちらが好きですか。</text:p>
      <text:p text:style-name="P109">B: 新幹線の方が電車より好きです。</text:p>
      <text:p text:style-name="P109"/>
      <text:p text:style-name="P109">ともやさんは動物がとても好きです。動物の中で犬が一番好きです。犬の中で<text:ruby text:style-name="Ru1"><text:ruby-base>柴犬</text:ruby-base><text:ruby-text>しばいぬ</text:ruby-text></text:ruby>が一番好きです。ともやさんの妹のあやかさんは動物が<text:ruby text:style-name="Ru1"><text:ruby-base>苦手</text:ruby-base><text:ruby-text>にがて</text:ruby-text></text:ruby>です。でも、動物が好きになりたいから、動物の写真を見ています。</text:p>
      <text:p text:style-name="P109"/>
      <text:p text:style-name="P109">２０２５年８月１日演習：</text:p>
      <text:p text:style-name="P109">何、誰、どこ、いつ、何か、誰か、どこか、いつか、何も、誰も、どこも。</text:p>
      <text:p text:style-name="P109">１．何かを食べたいですか。</text:p>
      <text:p text:style-name="P109">２．誰かがいますか。</text:p>
      <text:p text:style-name="P109">３．誰かと電話していましたか。</text:p>
      <text:p text:style-name="P109">４．来週どこかに行きませんか。</text:p>
      <text:p text:style-name="P109">５．どこかで会いましたね。</text:p>
      <text:p text:style-name="P109">６．いつか結婚します。</text:p>
      <text:p text:style-name="P109">７．つかれましたね。何か飲みませんか。</text:p>
      <text:p text:style-name="P109">８．A: 今うちに誰かいますか。　B: 兄がいます。</text:p>
      <text:p text:style-name="P109">９．私は先週どこも行かなかった。</text:p>
      <text:p text:style-name="P109">１０．昨日から何も食べていません。</text:p>
      <text:p text:style-name="P109">１１．今年の夏はどこも行きませんでした。</text:p>
      <text:p text:style-name="P109">１２．A: 誰かいますか。　B: いいえ、誰もここにいません。</text:p>
      <text:p text:style-name="P109">１３．A: 誕生日に何が欲しいですか。　B: 何も欲しくないです。</text:p>
      <text:p text:style-name="P109">１４．A: 明日どこか行きましょう。　B: すみません。明日うちで仕事をするから、どこも行きません。</text:p>
      <text:p text:style-name="P109">１５．A: あの家に誰か住んでいますか。　B: いいえ、誰も住んでいません。</text:p>
      <text:p text:style-name="P109">１６．アニメのキャラクターの中で誰か一番有名なの？</text:p>
      <text:p text:style-name="P109">１７．私は書道の先生になりたいな。</text:p>
      <text:p text:style-name="P109">１８．家族の中で誰が一番料理が上手になりましたか。</text:p>
      <text:p text:style-name="P109">１９．留学して、日本人の学生と友達になりたかったです。</text:p>
      <text:p text:style-name="P109">２０．昨日の昼、あやさんとお茶して、買い物に行きました。</text:p>
      <text:p text:style-name="P109"/>
      <text:p text:style-name="P126">２０２５年０８月２日演習：</text:p>
      <text:p text:style-name="P127"><text:ruby text:style-name="Ru1"><text:ruby-base>心配</text:ruby-base><text:ruby-text>しんぱい</text:ruby-text></text:ruby>する、<text:ruby text:style-name="Ru1"><text:ruby-base>緊張</text:ruby-base><text:ruby-text>きんちょう</text:ruby-text></text:ruby>する、<text:ruby text:style-name="Ru1"><text:ruby-base>無</text:ruby-base><text:ruby-text>な</text:ruby-text></text:ruby>くす、<text:ruby text:style-name="Ru1"><text:ruby-base>探</text:ruby-base><text:ruby-text>さが</text:ruby-text></text:ruby>す、<text:ruby text:style-name="Ru1"><text:ruby-base>見</text:ruby-base><text:ruby-text>み</text:ruby-text></text:ruby>つける。</text:p>
      <text:p text:style-name="P128"><text:ruby text:style-name="Ru1"><text:ruby-base>心配</text:ruby-base><text:ruby-text>しんぱい</text:ruby-text></text:ruby>する、<text:ruby text:style-name="Ru1"><text:ruby-base>緊張</text:ruby-base><text:ruby-text>きんちょう</text:ruby-text></text:ruby>する　<text:span text:style-name="T38">have the same meaning but are used in different contexts. 心配する for negative context you are worried about something or with someone. 緊張する for not so negative situation also for positive contexts too. Like you are anxious about some coming event.</text:span></text:p>
      <text:p text:style-name="P126">１．頭が痛かったから、<text:ruby text:style-name="Ru1"><text:ruby-base>心配</text:ruby-base><text:ruby-text>しんぱい</text:ruby-text></text:ruby>しました。</text:p>
      <text:p text:style-name="P126">２．彼は頭がいいから、私は<text:ruby text:style-name="Ru1"><text:ruby-base>心配</text:ruby-base><text:ruby-text>しんぱい</text:ruby-text></text:ruby>していません。</text:p>
      <text:p text:style-name="P126">３．今日は漢字のテストがあるから、<text:ruby text:style-name="Ru1"><text:ruby-base>緊張</text:ruby-base><text:ruby-text>きんちょう</text:ruby-text></text:ruby>します。</text:p>
      <text:p text:style-name="P126">４．<text:ruby text:style-name="Ru1"><text:ruby-base>恋人</text:ruby-base><text:ruby-text>こいびと</text:ruby-text></text:ruby>の家族と合うから、<text:ruby text:style-name="Ru1"><text:ruby-base>緊張</text:ruby-base><text:ruby-text>きんちょう</text:ruby-text></text:ruby>します。</text:p>
      <text:p text:style-name="P126">５．友達が学校に<text:ruby text:style-name="Ru1"><text:ruby-base>来</text:ruby-base><text:ruby-text>こ</text:ruby-text></text:ruby>なかったから、<text:ruby text:style-name="Ru1"><text:ruby-base>心配</text:ruby-base><text:ruby-text>しんぱい</text:ruby-text></text:ruby>する。</text:p>
      <text:p text:style-name="P129">６．スピーチをするから<text:ruby text:style-name="Ru1"><text:ruby-base>緊張</text:ruby-base><text:ruby-text>きんちょう</text:ruby-text></text:ruby>します。</text:p>
      <text:p text:style-name="P130">７．母が家にいなかったから、<text:ruby text:style-name="Ru1"><text:ruby-base>心配</text:ruby-base><text:ruby-text>しんぱい</text:ruby-text></text:ruby>しました。</text:p>
      <text:p text:style-name="P130">８．今日から新しい学校に行くから、<text:ruby text:style-name="Ru1"><text:ruby-base>緊張</text:ruby-base><text:ruby-text>きんちょう</text:ruby-text></text:ruby>しています。</text:p>
      <text:p text:style-name="P130">９．どこで<text:ruby text:style-name="Ru1"><text:ruby-base>携帯</text:ruby-base><text:ruby-text>けいたい</text:ruby-text></text:ruby><text:ruby text:style-name="Ru1"><text:ruby-base>電話</text:ruby-base><text:ruby-text>でんわ</text:ruby-text></text:ruby>をなくしましたか。</text:p>
      <text:p text:style-name="P130">１０．日本食のレストランを探すしましょう。</text:p>
      <text:p text:style-name="P130">１１．その靴をどこで見つけましたか。</text:p>
      <text:p text:style-name="P109"/>
      <text:p text:style-name="P131">２０２５年０８月０５日演習：</text:p>
      <text:p text:style-name="P131">１．問題は手が小さいことです。</text:p>
      <text:p text:style-name="P131">２．問題は日本語が難しいことです。</text:p>
      <text:p text:style-name="P132">３．問題は彼女が有名なことです。</text:p>
      <text:p text:style-name="P132">４．目が悪いことは問題ではありません。</text:p>
      <text:p text:style-name="P132">５．サッカーが下手なことは問題ではありません。問題は練習をしないことです。</text:p>
      <text:p text:style-name="P132">６．A: これは日本語の問題ですか。　B: いいえ、中国語の問題です。</text:p>
      <text:p text:style-name="P132">７．この漢字の問題は難しいですか。</text:p>
      <text:p text:style-name="P133">８．いいえ、この問題はとても簡単です。</text:p>
      <text:p text:style-name="P134">９．熱はないから、大丈夫です。</text:p>
      <text:p text:style-name="P134">１０．今日は休みだから、大丈夫ですよ。</text:p>
      <text:p text:style-name="P134">１１．仕事は忙しいから、大丈夫ではありません。</text:p>
      <text:p text:style-name="P134">１２．A: 元気ですか。　B: はい、８時間寝たから元気です。</text:p>
      <text:p text:style-name="P134">１３．A: お元気ですか。　B: いいえ、今日はテストがありますから、元気じゃないです。</text:p>
      <text:p text:style-name="P134">１４．元気がないですね。大丈夫ですか。</text:p>
      <text:p text:style-name="P134">→　<text:span text:style-name="T39">Pierre and Juri conversation:</text:span></text:p>
      <text:p text:style-name="P134">A: <text:ruby text:style-name="Ru1"><text:ruby-base>樹里</text:ruby-base><text:ruby-text>じゅり</text:ruby-text></text:ruby>さん、元気が<text:ruby text:style-name="Ru1"><text:ruby-base>無</text:ruby-base><text:ruby-text>な</text:ruby-text></text:ruby>いですね。大丈夫ですか。</text:p>
      <text:p text:style-name="P134">B: 大丈夫ですよ。ありがとうございます。</text:p>
      <text:p text:style-name="P134">A: 本当ですか。</text:p>
      <text:p text:style-name="P134">B: ううん、問題があるから、ちょっと<text:ruby text:style-name="Ru1"><text:ruby-base>疲</text:ruby-base><text:ruby-text>つか</text:ruby-text></text:ruby>れています。</text:p>
      <text:p text:style-name="P134">A: 問題は何ですか。</text:p>
      <text:p text:style-name="P134">B: 昨日仕事の鞄を<text:ruby text:style-name="Ru1"><text:ruby-base>失</text:ruby-base><text:ruby-text>な</text:ruby-text></text:ruby>くしました。</text:p>
      <text:p text:style-name="P134">A: じゃあ、一緒に<text:ruby text:style-name="Ru1"><text:ruby-base>探</text:ruby-base><text:ruby-text>さが</text:ruby-text></text:ruby>しましょう。</text:p>
      <text:p text:style-name="P134">B: 本当ですか。ありがとうございます。</text:p>
      <text:p text:style-name="P134"/>
      <text:p text:style-name="P109">２０２５年０８月１０日演習：</text:p>
      <text:p text:style-name="P135"><text:ruby text:style-name="Ru1"><text:ruby-base>壊</text:ruby-base><text:ruby-text>こわ</text:ruby-text></text:ruby>れる、<text:ruby text:style-name="Ru1"><text:ruby-base>直</text:ruby-base><text:ruby-text>なお</text:ruby-text></text:ruby>す、<text:ruby text:style-name="Ru1"><text:ruby-base>喧嘩</text:ruby-base><text:ruby-text>けんか</text:ruby-text></text:ruby>する、<text:ruby text:style-name="Ru1"><text:ruby-base>別</text:ruby-base><text:ruby-text>わか</text:ruby-text></text:ruby>れる。</text:p>
      <text:p text:style-name="P136">１．テレビが壊れたから、新しいテレビを買いましょう。</text:p>
      <text:p text:style-name="P136">２．<text:ruby text:style-name="Ru1"><text:ruby-base>携帯</text:ruby-base><text:ruby-text>けいたい</text:ruby-text></text:ruby><text:ruby text:style-name="Ru1"><text:ruby-base>電話</text:ruby-base><text:ruby-text>でんわ</text:ruby-text></text:ruby>が壊れたから、直したいです。</text:p>
      <text:p text:style-name="P136">３．元気がないですね。<text:ruby text:style-name="Ru1"><text:ruby-base>恋人</text:ruby-base><text:ruby-text>こいびと</text:ruby-text></text:ruby>と喧嘩しましたか。</text:p>
      <text:p text:style-name="P136">４．昨日<text:ruby text:style-name="Ru1"><text:ruby-base>恋人</text:ruby-base><text:ruby-text>こいびと</text:ruby-text></text:ruby>と喧嘩して、別れました。</text:p>
      <text:p text:style-name="P136">５．お母さんと喧嘩しました。でも、今は<text:ruby text:style-name="Ru1"><text:ruby-base>大丈夫</text:ruby-base><text:ruby-text>だいじょうぶ</text:ruby-text></text:ruby>です。</text:p>
      <text:p text:style-name="P136">６．じうりさんは彼女と喧嘩して、別れました。</text:p>
      <text:p text:style-name="P136">７．大好きなカメラが壊れたから、今日は元気がないです。</text:p>
      <text:p text:style-name="P137">８．あいさんはうちに帰りませんでした。</text:p>
      <text:p text:style-name="P138">９．午後三時までかおりさんを<text:ruby text:style-name="Ru1"><text:ruby-base>待</text:ruby-base><text:ruby-text>ま</text:ruby-text></text:ruby>っていましたが、かおりさんは来ませんでした。</text:p>
      <text:p text:style-name="P139">１０．今、<text:ruby text:style-name="Ru1"><text:ruby-base>歯</text:ruby-base><text:ruby-text>は</text:ruby-text></text:ruby>を<text:ruby text:style-name="Ru1"><text:ruby-base>磨</text:ruby-base><text:ruby-text>みが</text:ruby-text></text:ruby>いています。後で話します。</text:p>
      <text:p text:style-name="P140"/>
      <text:p text:style-name="P140">２０２５年０９月２９日演習：</text:p>
      <text:p text:style-name="P140">１．元気がないですね。頭が痛いですか。</text:p>
      <text:p text:style-name="P140">２．私の<text:ruby text:style-name="Ru1"><text:ruby-base>家族</text:ruby-base><text:ruby-text>かぞく</text:ruby-text></text:ruby>は<text:ruby text:style-name="Ru1"><text:ruby-base>東京</text:ruby-base><text:ruby-text>とうきょう</text:ruby-text></text:ruby>に住んでいます。</text:p>
      <text:p text:style-name="P140">３．電車で東京駅に行きましょう。</text:p>
      <text:p text:style-name="P140">４．私は<text:ruby text:style-name="Ru1"><text:ruby-base>元</text:ruby-base><text:ruby-text>もと</text:ruby-text></text:ruby>先生でした。</text:p>
      <text:p text:style-name="P140">５．父は<text:ruby text:style-name="Ru1"><text:ruby-base>元</text:ruby-base><text:ruby-text>もと</text:ruby-text></text:ruby><text:ruby text:style-name="Ru1"><text:ruby-base>漫画</text:ruby-base><text:ruby-text>まんが</text:ruby-text></text:ruby><text:ruby text:style-name="Ru1"><text:ruby-base>家</text:ruby-base><text:ruby-text>か</text:ruby-text></text:ruby>でした。</text:p>
      <text:p text:style-name="P141">６．寝ていないから、疲れています。</text:p>
      <text:p text:style-name="P141">７．本当はご飯を食べていません。</text:p>
      <text:p text:style-name="P141">８．本当は彼と話しません。</text:p>
      <text:p text:style-name="P141">９．学校の<text:ruby text:style-name="Ru1"><text:ruby-base>成績</text:ruby-base><text:ruby-text>せいせき</text:ruby-text></text:ruby>は悪いです。</text:p>
      <text:p text:style-name="P141">１０．<text:ruby text:style-name="Ru1"><text:ruby-base>実</text:ruby-base><text:ruby-text>じつ</text:ruby-text></text:ruby>は英語のクラスの成績が悪いです。</text:p>
      <text:p text:style-name="P141">１１．昨日ワインを飲んだから、今日は<text:ruby text:style-name="Ru1"><text:ruby-base>二日酔</text:ruby-base><text:ruby-text>ふつかよ</text:ruby-text></text:ruby>いです。</text:p>
      <text:p text:style-name="P141">１２．本当は、<text:ruby text:style-name="Ru1"><text:ruby-base>二日酔</text:ruby-base><text:ruby-text>ふつかよ</text:ruby-text></text:ruby>いだから頭が痛いです。</text:p>
      <text:p text:style-name="P141">１３．<text:ruby text:style-name="Ru1"><text:ruby-base>実</text:ruby-base><text:ruby-text>じつ</text:ruby-text></text:ruby>は<text:ruby text:style-name="Ru1"><text:ruby-base>東京</text:ruby-base><text:ruby-text>とうきょう</text:ruby-text></text:ruby>に<text:ruby text:style-name="Ru1"><text:ruby-base>住</text:ruby-base><text:ruby-text>す</text:ruby-text></text:ruby>んでいたんです。</text:p>
      <text:p text:style-name="P141">１４．本当は行きたいんです。</text:p>
      <text:p text:style-name="P141">１５．本当は<text:ruby text:style-name="Ru1"><text:ruby-base>沖縄</text:ruby-base><text:ruby-text>おきなわ</text:ruby-text></text:ruby>に行きたいんです。</text:p>
      <text:p text:style-name="P141">１６．日本語の練習をしたいから、話したいんです。</text:p>
      <text:p text:style-name="P141">１７．あの先生は<text:ruby text:style-name="Ru1"><text:ruby-base>実</text:ruby-base><text:ruby-text>じつ</text:ruby-text></text:ruby>は<text:ruby text:style-name="Ru1"><text:ruby-base>優</text:ruby-base><text:ruby-text>やさ</text:ruby-text></text:ruby>しいんです。</text:p>
      <text:p text:style-name="P141">１８．本当は<text:ruby text:style-name="Ru1"><text:ruby-base>亮太</text:ruby-base><text:ruby-text>りょうた</text:ruby-text></text:ruby>さんが好きなんです。</text:p>
      <text:p text:style-name="P140">１９．<text:ruby text:style-name="Ru1"><text:ruby-base>実</text:ruby-base><text:ruby-text>じつ</text:ruby-text></text:ruby>はバスケットボールが<text:ruby text:style-name="Ru1"><text:ruby-base>嫌</text:ruby-base><text:ruby-text>きら</text:ruby-text></text:ruby>いなんです。</text:p>
      <text:p text:style-name="P140">２０．言いませんでしたが、本当は歌うことが好きなんです。</text:p>
      <text:p text:style-name="P140">２１．本当はリカさんと友達になりたいんです。</text:p>
      <text:p text:style-name="P140">２２．私は学校の先生です。でも、漢字が<text:ruby text:style-name="Ru1"><text:ruby-base>苦手</text:ruby-base><text:ruby-text>にがて</text:ruby-text></text:ruby>なんです。</text:p>
      <text:p text:style-name="P140">２３．言いませんでしたが、本当はあの人が好きなんです。</text:p>
      <text:p text:style-name="P140">２４．<text:ruby text:style-name="Ru1"><text:ruby-base>実</text:ruby-base><text:ruby-text>じつ</text:ruby-text></text:ruby>は昨日から、姉と<text:ruby text:style-name="Ru1"><text:ruby-base>喧嘩</text:ruby-base><text:ruby-text>けんか</text:ruby-text></text:ruby>しているんです。</text:p>
      <text:p text:style-name="P140"/>
      <text:p text:style-name="P140">２０２５年１０月０９日演習：</text:p>
      <text:p text:style-name="P140">１．言いませんでしたが、<text:ruby text:style-name="Ru1"><text:ruby-base>本当</text:ruby-base><text:ruby-text>ほんとう</text:ruby-text></text:ruby>は歌うことが好きなんです。</text:p>
      <text:p text:style-name="P140">２．<text:ruby text:style-name="Ru1"><text:ruby-base>実</text:ruby-base><text:ruby-text>じつ</text:ruby-text></text:ruby>は昨日から、<text:ruby text:style-name="Ru1"><text:ruby-base>姉</text:ruby-base><text:ruby-text>あね</text:ruby-text></text:ruby>と<text:ruby text:style-name="Ru1"><text:ruby-base>喧嘩</text:ruby-base><text:ruby-text>けんか</text:ruby-text></text:ruby>しているんです。</text:p>
      <text:p text:style-name="P140">３．<text:ruby text:style-name="Ru1"><text:ruby-base>実</text:ruby-base><text:ruby-text>じつ</text:ruby-text></text:ruby>は<text:ruby text:style-name="Ru1"><text:ruby-base>東京</text:ruby-base><text:ruby-text>とうきょう</text:ruby-text></text:ruby>に住んでいたんです。</text:p>
      <text:p text:style-name="P140">４．<text:ruby text:style-name="Ru1"><text:ruby-base>本当</text:ruby-base><text:ruby-text>ほんとう</text:ruby-text></text:ruby>は<text:ruby text:style-name="Ru1"><text:ruby-base>沖縄</text:ruby-base><text:ruby-text>おきなわ</text:ruby-text></text:ruby>に行きたいんです。</text:p>
      <text:p text:style-name="P140">５．<text:ruby text:style-name="Ru1"><text:ruby-base>頭</text:ruby-base><text:ruby-text>あたま</text:ruby-text></text:ruby>が<text:ruby text:style-name="Ru1"><text:ruby-base>痛</text:ruby-base><text:ruby-text>いたい</text:ruby-text></text:ruby>いんですか。</text:p>
      <text:p text:style-name="P140">６．どうして<text:ruby text:style-name="Ru1"><text:ruby-base>恋人</text:ruby-base><text:ruby-text>こいびと</text:ruby-text></text:ruby>と<text:ruby text:style-name="Ru1"><text:ruby-base>別</text:ruby-base><text:ruby-text>わか</text:ruby-text></text:ruby>れたんですか。</text:p>
      <text:p text:style-name="P142">７．どうして学校に<text:ruby text:style-name="Ru1"><text:ruby-base>来</text:ruby-base><text:ruby-text>こ</text:ruby-text></text:ruby>なかったんですか。</text:p>
      <text:p text:style-name="P142">８．A: どうして彼女と<text:ruby text:style-name="Ru1"><text:ruby-base>別</text:ruby-base><text:ruby-text>わか</text:ruby-text></text:ruby>れたんですか。　B: 昨日<text:ruby text:style-name="Ru1"><text:ruby-base>喧嘩</text:ruby-base><text:ruby-text>けんか</text:ruby-text></text:ruby>したんです。</text:p>
      <text:p text:style-name="P142">９．A: どうして仕事を<text:ruby text:style-name="Ru1"><text:ruby-base>休</text:ruby-base><text:ruby-text>やす</text:ruby-text></text:ruby>んだんですか。　B: <text:ruby text:style-name="Ru1"><text:ruby-base>病院</text:ruby-base><text:ruby-text>びょういん</text:ruby-text></text:ruby>に行っていたんです。</text:p>
      <text:p text:style-name="P142">１０．A: どうしたんですか。　B: <text:ruby text:style-name="Ru1"><text:ruby-base>実</text:ruby-base><text:ruby-text>じつ</text:ruby-text></text:ruby>は<text:ruby text:style-name="Ru1"><text:ruby-base>傘</text:ruby-base><text:ruby-text>かさ</text:ruby-text></text:ruby>は<text:ruby text:style-name="Ru1"><text:ruby-base>無</text:ruby-base><text:ruby-text>な</text:ruby-text></text:ruby>くしたんです。</text:p>
      <text:p text:style-name="P142">１１．A: どうしたんですか。　B: <text:ruby text:style-name="Ru1"><text:ruby-base>新</text:ruby-base><text:ruby-text>あたら</text:ruby-text></text:ruby>しい<text:ruby text:style-name="Ru1"><text:ruby-base>仕事</text:ruby-base><text:ruby-text>しごと</text:ruby-text></text:ruby>に<text:ruby text:style-name="Ru1"><text:ruby-base>行</text:ruby-base><text:ruby-text>い</text:ruby-text></text:ruby>くから、<text:ruby text:style-name="Ru1"><text:ruby-base>心配</text:ruby-base><text:ruby-text>しんぱい</text:ruby-text></text:ruby>しているんです。</text:p>
      <text:p text:style-name="P142"/>
      <text:p text:style-name="P143">２０２６年０３月０３日演習：</text:p>
      <text:p text:style-name="P144">１．アニメが<text:ruby text:style-name="Ru1"><text:ruby-base>好</text:ruby-base><text:ruby-text>す</text:ruby-text></text:ruby>きなので、<text:ruby text:style-name="Ru1"><text:ruby-base>日本語</text:ruby-base><text:ruby-text>にほんご</text:ruby-text></text:ruby>の<text:ruby text:style-name="Ru1"><text:ruby-base>勉強</text:ruby-base><text:ruby-text>べんきょう</text:ruby-text></text:ruby>をしています。</text:p>
      <text:p text:style-name="P145">２．できるだけ<text:ruby text:style-name="Ru1"><text:ruby-base>安</text:ruby-base><text:ruby-text>やす</text:ruby-text></text:ruby>い<text:ruby text:style-name="Ru1"><text:ruby-base>鞄</text:ruby-base><text:ruby-text>かばん</text:ruby-text></text:ruby>を<text:ruby text:style-name="Ru1"><text:ruby-base>探</text:ruby-base><text:ruby-text>さ</text:ruby-text></text:ruby>しましょう。</text:p>
      <text:p text:style-name="P145">３．夜までできるだけ練習したほうがいいです。</text:p>
      <text:p text:style-name="P145">４．<text:ruby text:style-name="Ru1"><text:ruby-base>春</text:ruby-base><text:ruby-text>はる</text:ruby-text></text:ruby>に<text:ruby text:style-name="Ru1"><text:ruby-base>日本</text:ruby-base><text:ruby-text>にほん</text:ruby-text></text:ruby>に<text:ruby text:style-name="Ru1"><text:ruby-base>行</text:ruby-base><text:ruby-text>い</text:ruby-text></text:ruby>くので、<text:ruby text:style-name="Ru1"><text:ruby-base>今</text:ruby-base><text:ruby-text>いま</text:ruby-text></text:ruby>は<text:ruby text:style-name="Ru1"><text:ruby-base>日本語</text:ruby-base><text:ruby-text>にほんご</text:ruby-text></text:ruby>の<text:ruby text:style-name="Ru1"><text:ruby-base>勉強</text:ruby-base><text:ruby-text>べんきょう</text:ruby-text></text:ruby>をしています。</text:p>
      <text:p text:style-name="P145">５．できるだけ<text:ruby text:style-name="Ru1"><text:ruby-base>美味</text:ruby-base><text:ruby-text>おい</text:ruby-text></text:ruby>しい<text:ruby text:style-name="Ru1"><text:ruby-base>飲</text:ruby-base><text:ruby-text>の</text:ruby-text></text:ruby>み<text:ruby text:style-name="Ru1"><text:ruby-base>物</text:ruby-base><text:ruby-text>もの</text:ruby-text></text:ruby>が<text:ruby text:style-name="Ru1"><text:ruby-base>飲</text:ruby-base><text:ruby-text>の</text:ruby-text></text:ruby>みたいです。</text:p>
      <text:p text:style-name="P145">６．<text:ruby text:style-name="Ru1"><text:ruby-base>午後</text:ruby-base><text:ruby-text>ごご</text:ruby-text></text:ruby>１１<text:ruby text:style-name="Ru1"><text:ruby-base>時</text:ruby-base><text:ruby-text>じ</text:ruby-text></text:ruby>なので、<text:ruby text:style-name="Ru1"><text:ruby-base>外</text:ruby-base><text:ruby-text>そと</text:ruby-text></text:ruby>を<text:ruby text:style-name="Ru1"><text:ruby-base>歩</text:ruby-base><text:ruby-text>ある</text:ruby-text></text:ruby>くのが<text:ruby text:style-name="Ru1"><text:ruby-base>心配</text:ruby-base><text:ruby-text>しんぱい</text:ruby-text></text:ruby>です。</text:p>
      <text:p text:style-name="P140"/>
      <text:p text:style-name="P146">２０２６年０３月０８日演習：</text:p>
      <text:p text:style-name="P147">１．できるだけ<text:ruby text:style-name="Ru1"><text:ruby-base>携帯</text:ruby-base><text:ruby-text>けいたい</text:ruby-text></text:ruby><text:ruby text:style-name="Ru1"><text:ruby-base>電話</text:ruby-base><text:ruby-text>でんわ</text:ruby-text></text:ruby>を<text:ruby text:style-name="Ru1"><text:ruby-base>見</text:ruby-base><text:ruby-text>み</text:ruby-text></text:ruby>ない<text:ruby text:style-name="Ru1"><text:ruby-base>方</text:ruby-base><text:ruby-text>ほう</text:ruby-text></text:ruby>がいいですよ。</text:p>
      <text:p text:style-name="P147">２．アニメが<text:ruby text:style-name="Ru1"><text:ruby-base>好</text:ruby-base><text:ruby-text>す</text:ruby-text></text:ruby>きなので、<text:ruby text:style-name="Ru1"><text:ruby-base>日本語</text:ruby-base><text:ruby-text>にほんご</text:ruby-text></text:ruby>の<text:ruby text:style-name="Ru1"><text:ruby-base>勉強</text:ruby-base><text:ruby-text>べんきょう</text:ruby-text></text:ruby>をしています。</text:p>
      <text:p text:style-name="P147">３．できるだけ<text:ruby text:style-name="Ru1"><text:ruby-base>安</text:ruby-base><text:ruby-text>やす</text:ruby-text></text:ruby>い<text:ruby text:style-name="Ru1"><text:ruby-base>鞄</text:ruby-base><text:ruby-text>かばん</text:ruby-text></text:ruby>を<text:ruby text:style-name="Ru1"><text:ruby-base>探</text:ruby-base><text:ruby-text>さが</text:ruby-text></text:ruby>しましょう。</text:p>
      <text:p text:style-name="P147">４．<text:ruby text:style-name="Ru1"><text:ruby-base>夜</text:ruby-base><text:ruby-text>よる</text:ruby-text></text:ruby>までできるだけ<text:ruby text:style-name="Ru1"><text:ruby-base>練習</text:ruby-base><text:ruby-text>れんしゅう</text:ruby-text></text:ruby>した<text:ruby text:style-name="Ru1"><text:ruby-base>方</text:ruby-base><text:ruby-text>ほう</text:ruby-text></text:ruby>がいいです。</text:p>
      <text:p text:style-name="P147">５．<text:ruby text:style-name="Ru1"><text:ruby-base>春</text:ruby-base><text:ruby-text>はる</text:ruby-text></text:ruby>に<text:ruby text:style-name="Ru1"><text:ruby-base>日本</text:ruby-base><text:ruby-text>にほん</text:ruby-text></text:ruby>に<text:ruby text:style-name="Ru1"><text:ruby-base>行</text:ruby-base><text:ruby-text>い</text:ruby-text></text:ruby>くので、<text:ruby text:style-name="Ru1"><text:ruby-base>今</text:ruby-base><text:ruby-text>いま</text:ruby-text></text:ruby>は<text:ruby text:style-name="Ru1"><text:ruby-base>日本語</text:ruby-base><text:ruby-text>にほんご</text:ruby-text></text:ruby>の<text:ruby text:style-name="Ru1"><text:ruby-base>勉強</text:ruby-base><text:ruby-text>べんきょう</text:ruby-text></text:ruby>をしています。</text:p>
      <text:p text:style-name="P147">６．できるだけ<text:ruby text:style-name="Ru1"><text:ruby-base>美味</text:ruby-base><text:ruby-text>おおい</text:ruby-text></text:ruby>しい<text:ruby text:style-name="Ru1"><text:ruby-base>飲</text:ruby-base><text:ruby-text>の</text:ruby-text></text:ruby>み<text:ruby text:style-name="Ru1"><text:ruby-base>物</text:ruby-base><text:ruby-text>もの</text:ruby-text></text:ruby>が<text:ruby text:style-name="Ru1"><text:ruby-base>飲</text:ruby-base><text:ruby-text>の</text:ruby-text></text:ruby>みたいです。</text:p>
      <text:p text:style-name="P147">７．<text:ruby text:style-name="Ru1"><text:ruby-base>午後</text:ruby-base><text:ruby-text>ごご</text:ruby-text></text:ruby>１１<text:ruby text:style-name="Ru1"><text:ruby-base>時</text:ruby-base><text:ruby-text>じ</text:ruby-text></text:ruby>なので、<text:ruby text:style-name="Ru1"><text:ruby-base>外</text:ruby-base><text:ruby-text>そと</text:ruby-text></text:ruby>を<text:ruby text:style-name="Ru1"><text:ruby-base>歩</text:ruby-base><text:ruby-text>ある</text:ruby-text></text:ruby>くのが<text:ruby text:style-name="Ru1"><text:ruby-base>心配</text:ruby-base><text:ruby-text>しんぱい</text:ruby-text></text:ruby>です。</text:p>
      <text:p text:style-name="P147">８．じゅりさんは<text:ruby text:style-name="Ru1"><text:ruby-base>彼女</text:ruby-base><text:ruby-text>かのじょ</text:ruby-text></text:ruby>と<text:ruby text:style-name="Ru1"><text:ruby-base>喧嘩</text:ruby-base><text:ruby-text>けんか</text:ruby-text></text:ruby>して、<text:ruby text:style-name="Ru1"><text:ruby-base>別</text:ruby-base><text:ruby-text>わか</text:ruby-text></text:ruby>れました。</text:p>
      <text:p text:style-name="P148">９．<text:ruby text:style-name="Ru1"><text:ruby-base>実</text:ruby-base><text:ruby-text>じつ</text:ruby-text></text:ruby>は<text:ruby text:style-name="Ru1"><text:ruby-base>昨日</text:ruby-base><text:ruby-text>じつ</text:ruby-text></text:ruby>から<text:ruby text:style-name="Ru1"><text:ruby-base>姉</text:ruby-base><text:ruby-text>あね</text:ruby-text></text:ruby>と<text:ruby text:style-name="Ru1"><text:ruby-base>喧嘩</text:ruby-base><text:ruby-text>けんか</text:ruby-text></text:ruby>しているんです。</text:p>
      <text:p text:style-name="P148">１０．<text:ruby text:style-name="Ru1"><text:ruby-base>本当</text:ruby-base><text:ruby-text>ほんとう</text:ruby-text></text:ruby>はりょうたさんが<text:ruby text:style-name="Ru1"><text:ruby-base>好</text:ruby-base><text:ruby-text>す</text:ruby-text></text:ruby>きなんです。</text:p>
      <text:p text:style-name="P148">１１．その<text:ruby text:style-name="Ru1"><text:ruby-base>日</text:ruby-base><text:ruby-text>にち</text:ruby-text></text:ruby>は<text:ruby text:style-name="Ru1"><text:ruby-base>都合</text:ruby-base><text:ruby-text>つごう</text:ruby-text></text:ruby>が<text:ruby text:style-name="Ru1"><text:ruby-base>悪</text:ruby-base><text:ruby-text>わる</text:ruby-text></text:ruby>いです。</text:p>
      <text:p text:style-name="P148">１２．A: どうしたんですか。B: <text:ruby text:style-name="Ru1"><text:ruby-base>昨日</text:ruby-base><text:ruby-text>きのう</text:ruby-text></text:ruby><text:ruby text:style-name="Ru1"><text:ruby-base>父</text:ruby-base><text:ruby-text>ちち</text:ruby-text></text:ruby>と<text:ruby text:style-name="Ru1"><text:ruby-base>喧嘩</text:ruby-base><text:ruby-text>けんか</text:ruby-text></text:ruby>したんです。</text:p>
      <text:p text:style-name="P149">１３．サッカーが<text:ruby text:style-name="Ru1"><text:ruby-base>下手</text:ruby-base><text:ruby-text>へた</text:ruby-text></text:ruby>なことは<text:ruby text:style-name="Ru1"><text:ruby-base>問題</text:ruby-base><text:ruby-text>もんだい</text:ruby-text></text:ruby>ではありません。<text:ruby text:style-name="Ru1"><text:ruby-base>問題</text:ruby-base><text:ruby-text>もんだい</text:ruby-text></text:ruby>は<text:ruby text:style-name="Ru1"><text:ruby-base>練習</text:ruby-base><text:ruby-text>れんしゅう</text:ruby-text></text:ruby>をしないことです。</text:p>
      <text:p text:style-name="P140">１４．<text:ruby text:style-name="Ru1"><text:ruby-base>昨日</text:ruby-base><text:ruby-text>きのう</text:ruby-text></text:ruby>ワインを<text:ruby text:style-name="Ru1"><text:ruby-base>飲</text:ruby-base><text:ruby-text>の</text:ruby-text></text:ruby>んだから、<text:ruby text:style-name="Ru1"><text:ruby-base>今日</text:ruby-base><text:ruby-text>きのう</text:ruby-text></text:ruby>は<text:ruby text:style-name="Ru1"><text:ruby-base>二日酔</text:ruby-base><text:ruby-text>ふつかよ</text:ruby-text></text:ruby>いです。</text:p>
      <text:p text:style-name="P140">１５．その<text:ruby text:style-name="Ru1"><text:ruby-base>靴</text:ruby-base><text:ruby-text>くつ</text:ruby-text></text:ruby>をことで<text:ruby text:style-name="Ru1"><text:ruby-base>見</text:ruby-base><text:ruby-text>み</text:ruby-text></text:ruby>つけましたか。</text:p>
      <text:p text:style-name="P140">１６．<text:ruby text:style-name="Ru1"><text:ruby-base>今日</text:ruby-base><text:ruby-text>きょう</text:ruby-text></text:ruby>は<text:ruby text:style-name="Ru1"><text:ruby-base>雨</text:ruby-base><text:ruby-text>あめ</text:ruby-text></text:ruby>が<text:ruby text:style-name="Ru1"><text:ruby-base>降</text:ruby-base><text:ruby-text>ふ</text:ruby-text></text:ruby>るから、<text:ruby text:style-name="Ru1"><text:ruby-base>電車</text:ruby-base><text:ruby-text>でんしゃ</text:ruby-text></text:ruby>で<text:ruby text:style-name="Ru1"><text:ruby-base>行</text:ruby-base><text:ruby-text>い</text:ruby-text></text:ruby>った<text:ruby text:style-name="Ru1"><text:ruby-base>方</text:ruby-base><text:ruby-text>ほう</text:ruby-text></text:ruby>がいいです。</text:p>
      <text:p text:style-name="P140">１７．<text:ruby text:style-name="Ru1"><text:ruby-base>漢字</text:ruby-base><text:ruby-text>かんじ</text:ruby-text></text:ruby>の<text:ruby text:style-name="Ru1"><text:ruby-base>勉強</text:ruby-base><text:ruby-text>べんきょう</text:ruby-text></text:ruby>をした<text:ruby text:style-name="Ru1"><text:ruby-base>方</text:ruby-base><text:ruby-text>ほう</text:ruby-text></text:ruby>がいいですか。</text:p>
      <text:p text:style-name="P140">１８．<text:ruby text:style-name="Ru1"><text:ruby-base>携帯</text:ruby-base><text:ruby-text>けいたい</text:ruby-text></text:ruby><text:ruby text:style-name="Ru1"><text:ruby-base>電話</text:ruby-base><text:ruby-text>でんわ</text:ruby-text></text:ruby>を<text:ruby text:style-name="Ru1"><text:ruby-base>直</text:ruby-base><text:ruby-text>なお</text:ruby-text></text:ruby>した<text:ruby text:style-name="Ru1"><text:ruby-base>方</text:ruby-base><text:ruby-text>ほう</text:ruby-text></text:ruby>がいいです。</text:p>
      <text:p text:style-name="P150">１９．A: <text:ruby text:style-name="Ru1"><text:ruby-base>本</text:ruby-base><text:ruby-text>ほん</text:ruby-text></text:ruby>を<text:ruby text:style-name="Ru1"><text:ruby-base>無</text:ruby-base><text:ruby-text>なく</text:ruby-text></text:ruby>くしました。　B: <text:ruby text:style-name="Ru1"><text:ruby-base>机</text:ruby-base><text:ruby-text>つくえ</text:ruby-text></text:ruby>の<text:ruby text:style-name="Ru1"><text:ruby-base>上</text:ruby-base><text:ruby-text>うえ</text:ruby-text></text:ruby>を<text:ruby text:style-name="Ru1"><text:ruby-base>探</text:ruby-base><text:ruby-text>さが</text:ruby-text></text:ruby>しましたか。　A: ありがとうございます。<text:ruby text:style-name="Ru1"><text:ruby-base>机</text:ruby-base><text:ruby-text>つくえ</text:ruby-text></text:ruby>の<text:ruby text:style-name="Ru1"><text:ruby-base>上</text:ruby-base><text:ruby-text>うえ</text:ruby-text></text:ruby>で<text:ruby text:style-name="Ru1"><text:ruby-base>見</text:ruby-base><text:ruby-text>み</text:ruby-text></text:ruby>つけました。</text:p>
      <text:p text:style-name="P151">２０．<text:ruby text:style-name="Ru1"><text:ruby-base>元気</text:ruby-base><text:ruby-text>げんき</text:ruby-text></text:ruby>がないですね。<text:ruby text:style-name="Ru1"><text:ruby-base>大丈夫</text:ruby-base><text:ruby-text>だいじょうぶ</text:ruby-text></text:ruby>ですか。</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Rubies" style:family="text">
      <style:text-properties fo:color="#c9211e" loext:opacity="100%" style:text-position="0% 100%" fo:font-size="6pt" style:text-underline-style="none" fo:background-color="#1c1c1c" style:font-name-asian="Noto Sans CJK JP1" style:font-family-asian="'Noto Sans CJK JP'" style:font-style-name-asian="Regular" style:font-family-generic-asian="swiss" style:font-pitch-asian="variable" style:font-size-asian="13pt" style:font-style-asian="normal" style:font-size-complex="6pt"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top="none" fo:border-bottom="none" fo:border-left="0.06pt solid #000000" fo:border-right="0.06pt solid #000000"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29T14:43:48.511375354</meta:creation-date>
    <dc:date>2026-03-08T13:52:13.252442359</dc:date>
    <meta:editing-duration>P3DT21H51M58S</meta:editing-duration>
    <meta:editing-cycles>1006</meta:editing-cycles>
    <meta:generator>LibreOffice/25.8.5.2$Linux_X86_64 LibreOffice_project/580$Build-2</meta:generator>
    <meta:document-statistic meta:table-count="0" meta:image-count="0" meta:object-count="0" meta:page-count="2" meta:paragraph-count="679" meta:word-count="14436" meta:character-count="15845" meta:non-whitespace-character-count="15461"/>
  </office:meta>
</office:document-meta>
</file>